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2"/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73566666666667cm"/>
    </style:style>
    <style:style style:name="co2" style:family="table-column">
      <style:table-column-properties fo:break-before="auto" style:column-width="3.429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5823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2.37066666666667cm"/>
    </style:style>
    <style:style style:name="co7" style:family="table-column">
      <style:table-column-properties fo:break-before="auto" style:column-width="3.38666666666667cm"/>
    </style:style>
    <style:style style:name="co8" style:family="table-column">
      <style:table-column-properties fo:break-before="auto" style:column-width="3.40783333333333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3.21733333333333cm"/>
    </style:style>
    <style:style style:name="co11" style:family="table-column">
      <style:table-column-properties fo:break-before="auto" style:column-width="2.13783333333333cm" style:use-optimal-column-width="true"/>
    </style:style>
    <style:style style:name="co12" style:family="table-column">
      <style:table-column-properties fo:break-before="auto" style:column-width="2.032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55pt" style:use-optimal-row-height="false" fo:break-before="auto"/>
    </style:style>
    <style:style style:name="ro3" style:family="table-row">
      <style:table-row-properties style:row-height="14.5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9" table:number-columns-repeated="3" table:default-cell-style-name="ce1"/>
        <table:table-column table:style-name="co11" table:default-cell-style-name="ce1"/>
        <table:table-column table:style-name="co9" table:number-columns-repeated="10" table:default-cell-style-name="ce1"/>
        <table:table-column table:style-name="co12" table:default-cell-style-name="ce1"/>
        <table:table-column table:style-name="co9" table:number-columns-repeated="16357" table:default-cell-style-name="ce1"/>
        <table:table-row table:style-name="ro1">
          <table:table-cell office:value-type="string" table:style-name="ce1">
            <text:p>intern_id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worktime (time)</text:p>
          </table:table-cell>
          <table:table-cell office:value-type="string" table:style-name="ce1">
            <text:p>worktime</text:p>
          </table:table-cell>
          <table:table-cell table:number-columns-repeated="2" table:style-name="ce1"/>
          <table:table-cell office:value-type="string" table:number-columns-spanned="2" table:number-rows-spanned="1" table:style-name="ce6">
            <text:p>intern_ids</text:p>
          </table:table-cell>
          <table:covered-table-cell/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02T00:00:00" table:style-name="ce2">
            <text:p>9/2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45M0S" table:style-name="ce3">
            <text:p>12:45 PM</text:p>
          </table:table-cell>
          <table:table-cell office:value-type="time" office:time-value="PT18H0M0S" table:style-name="ce3">
            <text:p>6:00 PM</text:p>
          </table:table-cell>
          <table:table-cell office:value-type="time" office:time-value="PT8H15M0S" table:formula="of:= ([.D2] - [.C2]) + ([.F2] - [.E2])" table:style-name="ce4">
            <text:p>8:15</text:p>
          </table:table-cell>
          <table:table-cell office:value-type="float" office:value="8.25" table:formula="of:=[.G2] *24" table:style-name="ce5">
            <text:p>8.2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atthieu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03T00:00:00" table:style-name="ce2">
            <text:p>9/3/2024</text:p>
          </table:table-cell>
          <table:table-cell office:value-type="time" office:time-value="PT15H0M0S" table:style-name="ce3">
            <text:p>3:00 PM</text:p>
          </table:table-cell>
          <table:table-cell office:value-type="time" office:time-value="PT18H0M0S" table:style-name="ce3">
            <text:p>6:00 PM</text:p>
          </table:table-cell>
          <table:table-cell office:value-type="time" office:time-value="PT0H0M0S" table:style-name="ce3">
            <text:p>12:00 AM</text:p>
          </table:table-cell>
          <table:table-cell office:value-type="time" office:time-value="PT0H0M0S" table:style-name="ce3">
            <text:p>12:00 AM</text:p>
          </table:table-cell>
          <table:table-cell office:value-type="time" office:time-value="PT3H0M0S" table:formula="of:= ([.D3] - [.C3]) + ([.F3] - [.E3])" table:style-name="ce4">
            <text:p>3:00</text:p>
          </table:table-cell>
          <table:table-cell office:value-type="float" office:value="3" table:formula="of:=[.G3] *24" table:style-name="ce5">
            <text:p>3.0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ow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04T00:00:00" table:style-name="ce2">
            <text:p>9/4/2024</text:p>
          </table:table-cell>
          <table:table-cell office:value-type="time" office:time-value="PT9H15M0S" table:style-name="ce3">
            <text:p>9:15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45M0S" table:style-name="ce3">
            <text:p>12:45 PM</text:p>
          </table:table-cell>
          <table:table-cell office:value-type="time" office:time-value="PT18H0M0S" table:style-name="ce3">
            <text:p>6:00 PM</text:p>
          </table:table-cell>
          <table:table-cell office:value-type="time" office:time-value="PT8H0M0S" table:formula="of:= ([.D4] - [.C4]) + ([.F4] - [.E4])" table:style-name="ce4">
            <text:p>8:00</text:p>
          </table:table-cell>
          <table:table-cell office:value-type="float" office:value="8" table:formula="of:=[.G4] *24" table:style-name="ce5">
            <text:p>8.0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Diogo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05T00:00:00" table:style-name="ce2">
            <text:p>9/5/2024</text:p>
          </table:table-cell>
          <table:table-cell office:value-type="time" office:time-value="PT9H15M0S" table:style-name="ce3">
            <text:p>9:15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45M0S" table:style-name="ce3">
            <text:p>12:45 PM</text:p>
          </table:table-cell>
          <table:table-cell office:value-type="time" office:time-value="PT19H0M0S" table:style-name="ce3">
            <text:p>7:00 PM</text:p>
          </table:table-cell>
          <table:table-cell office:value-type="time" office:time-value="PT9H0M0S" table:formula="of:= ([.D5] - [.C5]) + ([.F5] - [.E5])" table:style-name="ce4">
            <text:p>9:00</text:p>
          </table:table-cell>
          <table:table-cell office:value-type="float" office:value="8.9999999999999982" table:formula="of:=[.G5] *24" table:style-name="ce5">
            <text:p>9.0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ol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09T00:00:00" table:style-name="ce2">
            <text:p>9/9/2024</text:p>
          </table:table-cell>
          <table:table-cell office:value-type="time" office:time-value="PT9H30M0S" table:style-name="ce3">
            <text:p>9:3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7H30M0S" table:style-name="ce3">
            <text:p>5:30 PM</text:p>
          </table:table-cell>
          <table:table-cell office:value-type="time" office:time-value="PT7H30M0S" table:formula="of:= ([.D6] - [.C6]) + ([.F6] - [.E6])" table:style-name="ce4">
            <text:p>7:30</text:p>
          </table:table-cell>
          <table:table-cell office:value-type="float" office:value="7.5000000000000018" table:formula="of:=[.G6] *24" table:style-name="ce5">
            <text:p>7.50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Dani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12T00:00:00" table:style-name="ce2">
            <text:p>9/12/2024</text:p>
          </table:table-cell>
          <table:table-cell office:value-type="time" office:time-value="PT14H30M0S" table:style-name="ce3">
            <text:p>2:30 PM</text:p>
          </table:table-cell>
          <table:table-cell office:value-type="time" office:time-value="PT18H0M0S" table:style-name="ce3">
            <text:p>6:00 PM</text:p>
          </table:table-cell>
          <table:table-cell office:value-type="time" office:time-value="PT0H0M0S" table:style-name="ce3">
            <text:p>12:00 AM</text:p>
          </table:table-cell>
          <table:table-cell office:value-type="time" office:time-value="PT0H0M0S" table:style-name="ce3">
            <text:p>12:00 AM</text:p>
          </table:table-cell>
          <table:table-cell office:value-type="time" office:time-value="PT3H30M0S" table:formula="of:= ([.D7] - [.C7]) + ([.F7] - [.E7])" table:style-name="ce4">
            <text:p>3:30</text:p>
          </table:table-cell>
          <table:table-cell office:value-type="float" office:value="3.4999999999999982" table:formula="of:=[.G7] *24" table:style-name="ce5">
            <text:p>3.50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16T00:00:00" table:style-name="ce2">
            <text:p>9/16/2024</text:p>
          </table:table-cell>
          <table:table-cell office:value-type="time" office:time-value="PT8H0M0S" table:style-name="ce3">
            <text:p>8:0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7H0M0S" table:style-name="ce3">
            <text:p>5:00 PM</text:p>
          </table:table-cell>
          <table:table-cell office:value-type="time" office:time-value="PT8H30M0S" table:formula="of:= ([.D8] - [.C8]) + ([.F8] - [.E8])" table:style-name="ce4">
            <text:p>8:30</text:p>
          </table:table-cell>
          <table:table-cell office:value-type="float" office:value="8.5" table:formula="of:=[.G8] *24" table:style-name="ce5">
            <text:p>8.50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17T00:00:00" table:style-name="ce2">
            <text:p>9/17/2024</text:p>
          </table:table-cell>
          <table:table-cell office:value-type="time" office:time-value="PT8H25M0S" table:style-name="ce3">
            <text:p>8:25 A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3H0M0S" table:style-name="ce3">
            <text:p>1:00 PM</text:p>
          </table:table-cell>
          <table:table-cell office:value-type="time" office:time-value="PT18H5M0S" table:style-name="ce3">
            <text:p>6:05 PM</text:p>
          </table:table-cell>
          <table:table-cell office:value-type="time" office:time-value="PT9H10M0S" table:formula="of:= ([.D9] - [.C9]) + ([.F9] - [.E9])" table:style-name="ce4">
            <text:p>9:10</text:p>
          </table:table-cell>
          <table:table-cell office:value-type="float" office:value="9.1666666666666679" table:formula="of:=[.G9] *24" table:style-name="ce5">
            <text:p>9.17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18T00:00:00" table:style-name="ce2">
            <text:p>9/18/2024</text:p>
          </table:table-cell>
          <table:table-cell office:value-type="time" office:time-value="PT8H35M0S" table:style-name="ce3">
            <text:p>8:35 AM</text:p>
          </table:table-cell>
          <table:table-cell office:value-type="time" office:time-value="PT12H10M0S" table:style-name="ce3">
            <text:p>12:10 PM</text:p>
          </table:table-cell>
          <table:table-cell office:value-type="time" office:time-value="PT12H40M0S" table:style-name="ce3">
            <text:p>12:40 PM</text:p>
          </table:table-cell>
          <table:table-cell office:value-type="time" office:time-value="PT18H30M0S" table:style-name="ce3">
            <text:p>6:30 PM</text:p>
          </table:table-cell>
          <table:table-cell office:value-type="time" office:time-value="PT9H25M0S" table:formula="of:= ([.D10] - [.C10]) + ([.F10] - [.E10])" table:style-name="ce4">
            <text:p>9:25</text:p>
          </table:table-cell>
          <table:table-cell office:value-type="float" office:value="9.4166666666666661" table:formula="of:=[.G10] *24" table:style-name="ce5">
            <text:p>9.42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19T00:00:00" table:style-name="ce2">
            <text:p>9/19/2024</text:p>
          </table:table-cell>
          <table:table-cell office:value-type="time" office:time-value="PT8H40M0S" table:style-name="ce3">
            <text:p>8:4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40M0S" table:style-name="ce3">
            <text:p>12:40 PM</text:p>
          </table:table-cell>
          <table:table-cell office:value-type="time" office:time-value="PT19H0M0S" table:style-name="ce3">
            <text:p>7:00 PM</text:p>
          </table:table-cell>
          <table:table-cell office:value-type="time" office:time-value="PT9H40M0S" table:formula="of:= ([.D11] - [.C11]) + ([.F11] - [.E11])" table:style-name="ce4">
            <text:p>9:40</text:p>
          </table:table-cell>
          <table:table-cell office:value-type="float" office:value="9.6666666666666661" table:formula="of:=[.G11] *24" table:style-name="ce5">
            <text:p>9.67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20T00:00:00" table:style-name="ce2">
            <text:p>9/20/2024</text:p>
          </table:table-cell>
          <table:table-cell office:value-type="time" office:time-value="PT8H30M0S" table:style-name="ce3">
            <text:p>8:30 AM</text:p>
          </table:table-cell>
          <table:table-cell office:value-type="time" office:time-value="PT11H50M0S" table:style-name="ce3">
            <text:p>11:50 AM</text:p>
          </table:table-cell>
          <table:table-cell office:value-type="time" office:time-value="PT13H0M0S" table:style-name="ce3">
            <text:p>1:00 PM</text:p>
          </table:table-cell>
          <table:table-cell office:value-type="time" office:time-value="PT16H0M0S" table:style-name="ce3">
            <text:p>4:00 PM</text:p>
          </table:table-cell>
          <table:table-cell office:value-type="time" office:time-value="PT6H20M0S" table:formula="of:= ([.D12] - [.C12]) + ([.F12] - [.E12])" table:style-name="ce4">
            <text:p>6:20</text:p>
          </table:table-cell>
          <table:table-cell office:value-type="float" office:value="6.3333333333333339" table:formula="of:=[.G12] *24" table:style-name="ce5">
            <text:p>6.33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24T00:00:00" table:style-name="ce2">
            <text:p>9/24/2024</text:p>
          </table:table-cell>
          <table:table-cell office:value-type="time" office:time-value="PT8H30M0S" table:style-name="ce3">
            <text:p>8:30 AM</text:p>
          </table:table-cell>
          <table:table-cell office:value-type="time" office:time-value="PT11H45M0S" table:style-name="ce3">
            <text:p>11:45 AM</text:p>
          </table:table-cell>
          <table:table-cell office:value-type="time" office:time-value="PT14H30M0S" table:style-name="ce3">
            <text:p>2:30 PM</text:p>
          </table:table-cell>
          <table:table-cell office:value-type="time" office:time-value="PT18H30M0S" table:style-name="ce3">
            <text:p>6:30 PM</text:p>
          </table:table-cell>
          <table:table-cell office:value-type="time" office:time-value="PT7H15M0S" table:formula="of:= ([.D13] - [.C13]) + ([.F13] - [.E13])" table:style-name="ce4">
            <text:p>7:15</text:p>
          </table:table-cell>
          <table:table-cell office:value-type="float" office:value="7.25" table:formula="of:=[.G13] *24" table:style-name="ce5">
            <text:p>7.25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25T00:00:00" table:style-name="ce2">
            <text:p>9/25/2024</text:p>
          </table:table-cell>
          <table:table-cell office:value-type="time" office:time-value="PT8H15M0S" table:style-name="ce3">
            <text:p>8:15 AM</text:p>
          </table:table-cell>
          <table:table-cell office:value-type="time" office:time-value="PT11H45M0S" table:style-name="ce3">
            <text:p>11:45 A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6H0M0S" table:style-name="ce3">
            <text:p>4:00 PM</text:p>
          </table:table-cell>
          <table:table-cell office:value-type="time" office:time-value="PT7H0M0S" table:formula="of:= ([.D14] - [.C14]) + ([.F14] - [.E14])" table:style-name="ce4">
            <text:p>7:00</text:p>
          </table:table-cell>
          <table:table-cell office:value-type="float" office:value="6.9999999999999982" table:formula="of:=[.G14] *24" table:style-name="ce5">
            <text:p>7.00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26T00:00:00" table:style-name="ce2">
            <text:p>9/26/2024</text:p>
          </table:table-cell>
          <table:table-cell office:value-type="time" office:time-value="PT8H0M0S" table:style-name="ce3">
            <text:p>8:00 AM</text:p>
          </table:table-cell>
          <table:table-cell office:value-type="time" office:time-value="PT11H30M0S" table:style-name="ce3">
            <text:p>11:3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8H15M0S" table:style-name="ce3">
            <text:p>6:15 PM</text:p>
          </table:table-cell>
          <table:table-cell office:value-type="time" office:time-value="PT9H45M0S" table:formula="of:= ([.D15] - [.C15]) + ([.F15] - [.E15])" table:style-name="ce4">
            <text:p>9:45</text:p>
          </table:table-cell>
          <table:table-cell office:value-type="float" office:value="9.7499999999999982" table:formula="of:=[.G15] *24" table:style-name="ce5">
            <text:p>9.75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27T00:00:00" table:style-name="ce2">
            <text:p>9/27/2024</text:p>
          </table:table-cell>
          <table:table-cell office:value-type="time" office:time-value="PT8H5M0S" table:style-name="ce3">
            <text:p>8:05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3H15M0S" table:style-name="ce3">
            <text:p>1:15 PM</text:p>
          </table:table-cell>
          <table:table-cell office:value-type="time" office:time-value="PT17H45M0S" table:style-name="ce3">
            <text:p>5:45 PM</text:p>
          </table:table-cell>
          <table:table-cell office:value-type="time" office:time-value="PT8H25M0S" table:formula="of:= ([.D16] - [.C16]) + ([.F16] - [.E16])" table:style-name="ce4">
            <text:p>8:25</text:p>
          </table:table-cell>
          <table:table-cell office:value-type="float" office:value="8.4166666666666696" table:formula="of:=[.G16] *24" table:style-name="ce5">
            <text:p>8.42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30T00:00:00" table:style-name="ce2">
            <text:p>9/30/2024</text:p>
          </table:table-cell>
          <table:table-cell office:value-type="time" office:time-value="PT8H0M0S" table:style-name="ce3">
            <text:p>8:00 AM</text:p>
          </table:table-cell>
          <table:table-cell office:value-type="time" office:time-value="PT11H45M0S" table:style-name="ce3">
            <text:p>11:45 A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8H15M0S" table:style-name="ce3">
            <text:p>6:15 PM</text:p>
          </table:table-cell>
          <table:table-cell office:value-type="time" office:time-value="PT9H30M0S" table:formula="of:= ([.D17] - [.C17]) + ([.F17] - [.E17])" table:style-name="ce4">
            <text:p>9:30</text:p>
          </table:table-cell>
          <table:table-cell office:value-type="float" office:value="9.4999999999999982" table:formula="of:=[.G17] *24" table:style-name="ce5">
            <text:p>9.5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01T00:00:00" table:style-name="ce2">
            <text:p>10/1/2024</text:p>
          </table:table-cell>
          <table:table-cell office:value-type="time" office:time-value="PT13H30M0S" table:style-name="ce3">
            <text:p>1:30 PM</text:p>
          </table:table-cell>
          <table:table-cell office:value-type="time" office:time-value="PT19H0M0S" table:style-name="ce3">
            <text:p>7:00 PM</text:p>
          </table:table-cell>
          <table:table-cell office:value-type="time" office:time-value="PT0H0M0S" table:style-name="ce3">
            <text:p>12:00 AM</text:p>
          </table:table-cell>
          <table:table-cell office:value-type="time" office:time-value="PT0H0M0S" table:style-name="ce3">
            <text:p>12:00 AM</text:p>
          </table:table-cell>
          <table:table-cell office:value-type="time" office:time-value="PT5H30M0S" table:formula="of:= ([.D18] - [.C18]) + ([.F18] - [.E18])" table:style-name="ce4">
            <text:p>5:30</text:p>
          </table:table-cell>
          <table:table-cell office:value-type="float" office:value="5.4999999999999991" table:formula="of:=[.G18] *24" table:style-name="ce5">
            <text:p>5.5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02T00:00:00" table:style-name="ce2">
            <text:p>10/2/2024</text:p>
          </table:table-cell>
          <table:table-cell office:value-type="time" office:time-value="PT8H0M0S" table:style-name="ce3">
            <text:p>8:0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7H30M0S" table:style-name="ce3">
            <text:p>5:30 PM</text:p>
          </table:table-cell>
          <table:table-cell office:value-type="time" office:time-value="PT9H0M0S" table:formula="of:= ([.D19] - [.C19]) + ([.F19] - [.E19])" table:style-name="ce4">
            <text:p>9:00</text:p>
          </table:table-cell>
          <table:table-cell office:value-type="float" office:value="9.0000000000000018" table:formula="of:=[.G19] *24" table:style-name="ce5">
            <text:p>9.0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03T00:00:00" table:style-name="ce2">
            <text:p>10/3/2024</text:p>
          </table:table-cell>
          <table:table-cell office:value-type="time" office:time-value="PT8H0M0S" table:style-name="ce3">
            <text:p>8:0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6H30M0S" table:style-name="ce3">
            <text:p>4:30 PM</text:p>
          </table:table-cell>
          <table:table-cell office:value-type="time" office:time-value="PT8H0M0S" table:formula="of:= ([.D20] - [.C20]) + ([.F20] - [.E20])" table:style-name="ce4">
            <text:p>8:00</text:p>
          </table:table-cell>
          <table:table-cell office:value-type="float" office:value="8" table:formula="of:=[.G20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07T00:00:00" table:style-name="ce2">
            <text:p>10/7/2024</text:p>
          </table:table-cell>
          <table:table-cell office:value-type="time" office:time-value="PT8H0M0S" table:style-name="ce3">
            <text:p>8:00 A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3H15M0S" table:style-name="ce3">
            <text:p>1:15 PM</text:p>
          </table:table-cell>
          <table:table-cell office:value-type="time" office:time-value="PT17H30M0S" table:style-name="ce3">
            <text:p>5:30 PM</text:p>
          </table:table-cell>
          <table:table-cell office:value-type="time" office:time-value="PT8H45M0S" table:formula="of:= ([.D21] - [.C21]) + ([.F21] - [.E21])" table:style-name="ce4">
            <text:p>8:45</text:p>
          </table:table-cell>
          <table:table-cell office:value-type="float" office:value="8.7500000000000053" table:formula="of:=[.G21] *24" table:style-name="ce5">
            <text:p>8.75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08T00:00:00" table:style-name="ce2">
            <text:p>10/8/2024</text:p>
          </table:table-cell>
          <table:table-cell office:value-type="time" office:time-value="PT8H0M0S" table:style-name="ce3">
            <text:p>8:0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8H0M0S" table:style-name="ce3">
            <text:p>6:00 PM</text:p>
          </table:table-cell>
          <table:table-cell office:value-type="time" office:time-value="PT9H30M0S" table:formula="of:= ([.D22] - [.C22]) + ([.F22] - [.E22])" table:style-name="ce4">
            <text:p>9:30</text:p>
          </table:table-cell>
          <table:table-cell office:value-type="float" office:value="9.5" table:formula="of:=[.G22] *24" table:style-name="ce5">
            <text:p>9.5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09T00:00:00" table:style-name="ce2">
            <text:p>10/9/2024</text:p>
          </table:table-cell>
          <table:table-cell office:value-type="time" office:time-value="PT8H5M0S" table:style-name="ce3">
            <text:p>8:05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3H45M0S" table:style-name="ce3">
            <text:p>1:45 PM</text:p>
          </table:table-cell>
          <table:table-cell office:value-type="time" office:time-value="PT16H0M0S" table:style-name="ce3">
            <text:p>4:00 PM</text:p>
          </table:table-cell>
          <table:table-cell office:value-type="time" office:time-value="PT6H10M0S" table:formula="of:= ([.D23] - [.C23]) + ([.F23] - [.E23])" table:style-name="ce4">
            <text:p>6:10</text:p>
          </table:table-cell>
          <table:table-cell office:value-type="float" office:value="6.1666666666666679" table:formula="of:=[.G23] *24" table:style-name="ce5">
            <text:p>6.17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10T00:00:00" table:style-name="ce2">
            <text:p>10/10/2024</text:p>
          </table:table-cell>
          <table:table-cell office:value-type="time" office:time-value="PT8H30M0S" table:style-name="ce3">
            <text:p>8:30 AM</text:p>
          </table:table-cell>
          <table:table-cell office:value-type="time" office:time-value="PT11H45M0S" table:style-name="ce3">
            <text:p>11:45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6H20M0S" table:style-name="ce3">
            <text:p>4:20 PM</text:p>
          </table:table-cell>
          <table:table-cell office:value-type="time" office:time-value="PT7H35M0S" table:formula="of:= ([.D24] - [.C24]) + ([.F24] - [.E24])" table:style-name="ce4">
            <text:p>7:35</text:p>
          </table:table-cell>
          <table:table-cell office:value-type="float" office:value="7.5833333333333321" table:formula="of:=[.G24] *24" table:style-name="ce5">
            <text:p>7.58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11T00:00:00" table:style-name="ce2">
            <text:p>10/11/2024</text:p>
          </table:table-cell>
          <table:table-cell office:value-type="time" office:time-value="PT13H15M0S" table:style-name="ce3">
            <text:p>1:15 PM</text:p>
          </table:table-cell>
          <table:table-cell office:value-type="time" office:time-value="PT18H0M0S" table:style-name="ce3">
            <text:p>6:00 PM</text:p>
          </table:table-cell>
          <table:table-cell office:value-type="time" office:time-value="PT0H0M0S" table:style-name="ce3">
            <text:p>12:00 AM</text:p>
          </table:table-cell>
          <table:table-cell office:value-type="time" office:time-value="PT0H0M0S" table:style-name="ce3">
            <text:p>12:00 AM</text:p>
          </table:table-cell>
          <table:table-cell office:value-type="time" office:time-value="PT4H45M0S" table:formula="of:= ([.D25] - [.C25]) + ([.F25] - [.E25])" table:style-name="ce4">
            <text:p>4:45</text:p>
          </table:table-cell>
          <table:table-cell office:value-type="float" office:value="4.7500000000000018" table:formula="of:=[.G25] *24" table:style-name="ce5">
            <text:p>4.75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14T00:00:00" table:style-name="ce2">
            <text:p>10/14/2024</text:p>
          </table:table-cell>
          <table:table-cell office:value-type="time" office:time-value="PT9H15M0S" table:style-name="ce3">
            <text:p>9:15 AM</text:p>
          </table:table-cell>
          <table:table-cell office:value-type="time" office:time-value="PT11H30M0S" table:style-name="ce3">
            <text:p>11:3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7H0M0S" table:style-name="ce3">
            <text:p>5:00 PM</text:p>
          </table:table-cell>
          <table:table-cell office:value-type="time" office:time-value="PT7H15M0S" table:formula="of:= ([.D26] - [.C26]) + ([.F26] - [.E26])" table:style-name="ce4">
            <text:p>7:15</text:p>
          </table:table-cell>
          <table:table-cell office:value-type="float" office:value="7.25" table:formula="of:=[.G26] *24" table:style-name="ce5">
            <text:p>7.25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15T00:00:00" table:style-name="ce2">
            <text:p>10/15/2024</text:p>
          </table:table-cell>
          <table:table-cell office:value-type="time" office:time-value="PT8H5M0S" table:style-name="ce3">
            <text:p>8:05 AM</text:p>
          </table:table-cell>
          <table:table-cell office:value-type="time" office:time-value="PT11H45M0S" table:style-name="ce3">
            <text:p>11:45 A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7H0M0S" table:style-name="ce3">
            <text:p>5:00 PM</text:p>
          </table:table-cell>
          <table:table-cell office:value-type="time" office:time-value="PT8H10M0S" table:formula="of:= ([.D27] - [.C27]) + ([.F27] - [.E27])" table:style-name="ce4">
            <text:p>8:10</text:p>
          </table:table-cell>
          <table:table-cell office:value-type="float" office:value="8.1666666666666679" table:formula="of:=[.G27] *24" table:style-name="ce5">
            <text:p>8.17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17T00:00:00" table:style-name="ce2">
            <text:p>10/17/2024</text:p>
          </table:table-cell>
          <table:table-cell office:value-type="time" office:time-value="PT7H50M0S" table:style-name="ce3">
            <text:p>7:50 AM</text:p>
          </table:table-cell>
          <table:table-cell office:value-type="time" office:time-value="PT11H45M0S" table:style-name="ce3">
            <text:p>11:45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7H15M0S" table:style-name="ce3">
            <text:p>5:15 PM</text:p>
          </table:table-cell>
          <table:table-cell office:value-type="time" office:time-value="PT9H10M0S" table:formula="of:= ([.D28] - [.C28]) + ([.F28] - [.E28])" table:style-name="ce4">
            <text:p>9:10</text:p>
          </table:table-cell>
          <table:table-cell office:value-type="float" office:value="9.1666666666666661" table:formula="of:=[.G28] *24" table:style-name="ce5">
            <text:p>9.17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21T00:00:00" table:style-name="ce2">
            <text:p>10/21/2024</text:p>
          </table:table-cell>
          <table:table-cell office:value-type="time" office:time-value="PT7H45M0S" table:style-name="ce3">
            <text:p>7:45 AM</text:p>
          </table:table-cell>
          <table:table-cell office:value-type="time" office:time-value="PT11H30M0S" table:style-name="ce3">
            <text:p>11:30 AM</text:p>
          </table:table-cell>
          <table:table-cell office:value-type="time" office:time-value="PT12H15M0S" table:style-name="ce3">
            <text:p>12:15 PM</text:p>
          </table:table-cell>
          <table:table-cell office:value-type="time" office:time-value="PT16H50M0S" table:style-name="ce3">
            <text:p>4:50 PM</text:p>
          </table:table-cell>
          <table:table-cell office:value-type="time" office:time-value="PT8H20M0S" table:formula="of:= ([.D29] - [.C29]) + ([.F29] - [.E29])" table:style-name="ce4">
            <text:p>8:20</text:p>
          </table:table-cell>
          <table:table-cell office:value-type="float" office:value="8.3333333333333321" table:formula="of:=[.G29] *24" table:style-name="ce5">
            <text:p>8.33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22T00:00:00" table:style-name="ce2">
            <text:p>10/22/2024</text:p>
          </table:table-cell>
          <table:table-cell office:value-type="time" office:time-value="PT7H45M0S" table:style-name="ce3">
            <text:p>7:45 AM</text:p>
          </table:table-cell>
          <table:table-cell office:value-type="time" office:time-value="PT11H30M0S" table:style-name="ce3">
            <text:p>11:30 AM</text:p>
          </table:table-cell>
          <table:table-cell office:value-type="time" office:time-value="PT12H15M0S" table:style-name="ce3">
            <text:p>12:15 PM</text:p>
          </table:table-cell>
          <table:table-cell office:value-type="time" office:time-value="PT19H30M0S" table:style-name="ce3">
            <text:p>7:30 PM</text:p>
          </table:table-cell>
          <table:table-cell office:value-type="time" office:time-value="PT11H0M0S" table:formula="of:= ([.D30] - [.C30]) + ([.F30] - [.E30])" table:style-name="ce4">
            <text:p>11:00</text:p>
          </table:table-cell>
          <table:table-cell office:value-type="float" office:value="11" table:formula="of:=[.G30] *24" table:style-name="ce5">
            <text:p>11.0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23T00:00:00" table:style-name="ce2">
            <text:p>10/23/2024</text:p>
          </table:table-cell>
          <table:table-cell office:value-type="time" office:time-value="PT9H15M0S" table:style-name="ce3">
            <text:p>9:15 AM</text:p>
          </table:table-cell>
          <table:table-cell office:value-type="time" office:time-value="PT11H30M0S" table:style-name="ce3">
            <text:p>11:30 AM</text:p>
          </table:table-cell>
          <table:table-cell office:value-type="time" office:time-value="PT14H30M0S" table:style-name="ce3">
            <text:p>2:30 PM</text:p>
          </table:table-cell>
          <table:table-cell office:value-type="time" office:time-value="PT18H30M0S" table:style-name="ce3">
            <text:p>6:30 PM</text:p>
          </table:table-cell>
          <table:table-cell office:value-type="time" office:time-value="PT6H15M0S" table:formula="of:= ([.D31] - [.C31]) + ([.F31] - [.E31])" table:style-name="ce4">
            <text:p>6:15</text:p>
          </table:table-cell>
          <table:table-cell office:value-type="float" office:value="6.2499999999999982" table:formula="of:=[.G31] *24" table:style-name="ce5">
            <text:p>6.25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24T00:00:00" table:style-name="ce2">
            <text:p>10/24/2024</text:p>
          </table:table-cell>
          <table:table-cell office:value-type="time" office:time-value="PT8H15M0S" table:style-name="ce3">
            <text:p>8:15 AM</text:p>
          </table:table-cell>
          <table:table-cell office:value-type="time" office:time-value="PT11H30M0S" table:style-name="ce3">
            <text:p>11:30 AM</text:p>
          </table:table-cell>
          <table:table-cell office:value-type="time" office:time-value="PT12H15M0S" table:style-name="ce3">
            <text:p>12:15 PM</text:p>
          </table:table-cell>
          <table:table-cell office:value-type="time" office:time-value="PT16H30M0S" table:style-name="ce3">
            <text:p>4:30 PM</text:p>
          </table:table-cell>
          <table:table-cell office:value-type="time" office:time-value="PT7H30M0S" table:formula="of:= ([.D32] - [.C32]) + ([.F32] - [.E32])" table:style-name="ce4">
            <text:p>7:30</text:p>
          </table:table-cell>
          <table:table-cell office:value-type="float" office:value="7.5" table:formula="of:=[.G32] *24" table:style-name="ce5">
            <text:p>7.5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16T00:00:00" table:style-name="ce2">
            <text:p>9/16/2024</text:p>
          </table:table-cell>
          <table:table-cell office:value-type="time" office:time-value="PT7H45M0S" table:style-name="ce3">
            <text:p>7:45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3H0M0S" table:style-name="ce3">
            <text:p>1:00 PM</text:p>
          </table:table-cell>
          <table:table-cell office:value-type="time" office:time-value="PT17H0M0S" table:style-name="ce3">
            <text:p>5:00 PM</text:p>
          </table:table-cell>
          <table:table-cell office:value-type="time" office:time-value="PT8H15M0S" table:formula="of:= ([.D33] - [.C33]) + ([.F33] - [.E33])" table:style-name="ce4">
            <text:p>8:15</text:p>
          </table:table-cell>
          <table:table-cell office:value-type="float" office:value="8.2500000000000018" table:formula="of:=[.G33] *24" table:style-name="ce5">
            <text:p>8.25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17T00:00:00" table:style-name="ce2">
            <text:p>9/17/2024</text:p>
          </table:table-cell>
          <table:table-cell office:value-type="time" office:time-value="PT7H50M0S" table:style-name="ce3">
            <text:p>7:50 AM</text:p>
          </table:table-cell>
          <table:table-cell office:value-type="time" office:time-value="PT12H20M0S" table:style-name="ce3">
            <text:p>12:20 PM</text:p>
          </table:table-cell>
          <table:table-cell office:value-type="time" office:time-value="PT13H20M0S" table:style-name="ce3">
            <text:p>1:20 PM</text:p>
          </table:table-cell>
          <table:table-cell office:value-type="time" office:time-value="PT17H0M0S" table:style-name="ce3">
            <text:p>5:00 PM</text:p>
          </table:table-cell>
          <table:table-cell office:value-type="time" office:time-value="PT8H10M0S" table:formula="of:= ([.D34] - [.C34]) + ([.F34] - [.E34])" table:style-name="ce4">
            <text:p>8:10</text:p>
          </table:table-cell>
          <table:table-cell office:value-type="float" office:value="8.1666666666666679" table:formula="of:=[.G34] *24" table:style-name="ce5">
            <text:p>8.17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18T00:00:00" table:style-name="ce2">
            <text:p>9/18/2024</text:p>
          </table:table-cell>
          <table:table-cell office:value-type="time" office:time-value="PT8H0M0S" table:style-name="ce3">
            <text:p>8:00 AM</text:p>
          </table:table-cell>
          <table:table-cell office:value-type="time" office:time-value="PT12H20M0S" table:style-name="ce3">
            <text:p>12:20 PM</text:p>
          </table:table-cell>
          <table:table-cell office:value-type="time" office:time-value="PT13H20M0S" table:style-name="ce3">
            <text:p>1:20 PM</text:p>
          </table:table-cell>
          <table:table-cell office:value-type="time" office:time-value="PT17H0M0S" table:style-name="ce3">
            <text:p>5:00 PM</text:p>
          </table:table-cell>
          <table:table-cell office:value-type="time" office:time-value="PT8H0M0S" table:formula="of:= ([.D35] - [.C35]) + ([.F35] - [.E35])" table:style-name="ce4">
            <text:p>8:00</text:p>
          </table:table-cell>
          <table:table-cell office:value-type="float" office:value="8.0000000000000018" table:formula="of:=[.G35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19T00:00:00" table:style-name="ce2">
            <text:p>9/19/2024</text:p>
          </table:table-cell>
          <table:table-cell office:value-type="time" office:time-value="PT7H55M0S" table:style-name="ce3">
            <text:p>7:55 AM</text:p>
          </table:table-cell>
          <table:table-cell office:value-type="time" office:time-value="PT12H25M0S" table:style-name="ce3">
            <text:p>12:25 PM</text:p>
          </table:table-cell>
          <table:table-cell office:value-type="time" office:time-value="PT13H25M0S" table:style-name="ce3">
            <text:p>1:25 PM</text:p>
          </table:table-cell>
          <table:table-cell office:value-type="time" office:time-value="PT17H0M0S" table:style-name="ce3">
            <text:p>5:00 PM</text:p>
          </table:table-cell>
          <table:table-cell office:value-type="time" office:time-value="PT8H5M0S" table:formula="of:= ([.D36] - [.C36]) + ([.F36] - [.E36])" table:style-name="ce4">
            <text:p>8:05</text:p>
          </table:table-cell>
          <table:table-cell office:value-type="float" office:value="8.0833333333333357" table:formula="of:=[.G36] *24" table:style-name="ce5">
            <text:p>8.08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20T00:00:00" table:style-name="ce2">
            <text:p>9/20/2024</text:p>
          </table:table-cell>
          <table:table-cell office:value-type="time" office:time-value="PT7H45M0S" table:style-name="ce3">
            <text:p>7:45 AM</text:p>
          </table:table-cell>
          <table:table-cell office:value-type="time" office:time-value="PT12H10M0S" table:style-name="ce3">
            <text:p>12:10 PM</text:p>
          </table:table-cell>
          <table:table-cell office:value-type="time" office:time-value="PT13H10M0S" table:style-name="ce3">
            <text:p>1:10 PM</text:p>
          </table:table-cell>
          <table:table-cell office:value-type="time" office:time-value="PT16H30M0S" table:style-name="ce3">
            <text:p>4:30 PM</text:p>
          </table:table-cell>
          <table:table-cell office:value-type="time" office:time-value="PT7H45M0S" table:formula="of:= ([.D37] - [.C37]) + ([.F37] - [.E37])" table:style-name="ce4">
            <text:p>7:45</text:p>
          </table:table-cell>
          <table:table-cell office:value-type="float" office:value="7.75" table:formula="of:=[.G37] *24" table:style-name="ce5">
            <text:p>7.75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23T00:00:00" table:style-name="ce2">
            <text:p>9/23/2024</text:p>
          </table:table-cell>
          <table:table-cell office:value-type="time" office:time-value="PT7H55M0S" table:style-name="ce3">
            <text:p>7:55 AM</text:p>
          </table:table-cell>
          <table:table-cell office:value-type="time" office:time-value="PT12H35M0S" table:style-name="ce3">
            <text:p>12:35 PM</text:p>
          </table:table-cell>
          <table:table-cell office:value-type="time" office:time-value="PT13H10M0S" table:style-name="ce3">
            <text:p>1:10 PM</text:p>
          </table:table-cell>
          <table:table-cell office:value-type="time" office:time-value="PT17H0M0S" table:style-name="ce3">
            <text:p>5:00 PM</text:p>
          </table:table-cell>
          <table:table-cell office:value-type="time" office:time-value="PT8H30M0S" table:formula="of:= ([.D38] - [.C38]) + ([.F38] - [.E38])" table:style-name="ce4">
            <text:p>8:30</text:p>
          </table:table-cell>
          <table:table-cell office:value-type="float" office:value="8.5000000000000036" table:formula="of:=[.G38] *24" table:style-name="ce5">
            <text:p>8.5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24T00:00:00" table:style-name="ce2">
            <text:p>9/24/2024</text:p>
          </table:table-cell>
          <table:table-cell office:value-type="time" office:time-value="PT7H47M0S" table:style-name="ce3">
            <text:p>7:47 AM</text:p>
          </table:table-cell>
          <table:table-cell office:value-type="time" office:time-value="PT12H40M0S" table:style-name="ce3">
            <text:p>12:40 PM</text:p>
          </table:table-cell>
          <table:table-cell office:value-type="time" office:time-value="PT13H5M0S" table:style-name="ce3">
            <text:p>1:05 PM</text:p>
          </table:table-cell>
          <table:table-cell office:value-type="time" office:time-value="PT17H15M0S" table:style-name="ce3">
            <text:p>5:15 PM</text:p>
          </table:table-cell>
          <table:table-cell office:value-type="time" office:time-value="PT9H3M0S" table:formula="of:= ([.D39] - [.C39]) + ([.F39] - [.E39])" table:style-name="ce4">
            <text:p>9:03</text:p>
          </table:table-cell>
          <table:table-cell office:value-type="float" office:value="9.0500000000000007" table:formula="of:=[.G39] *24" table:style-name="ce5">
            <text:p>9.05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25T00:00:00" table:style-name="ce2">
            <text:p>9/25/2024</text:p>
          </table:table-cell>
          <table:table-cell office:value-type="time" office:time-value="PT7H50M0S" table:style-name="ce3">
            <text:p>7:50 AM</text:p>
          </table:table-cell>
          <table:table-cell office:value-type="time" office:time-value="PT12H35M0S" table:style-name="ce3">
            <text:p>12:35 PM</text:p>
          </table:table-cell>
          <table:table-cell office:value-type="time" office:time-value="PT13H15M0S" table:style-name="ce3">
            <text:p>1:15 PM</text:p>
          </table:table-cell>
          <table:table-cell office:value-type="time" office:time-value="PT17H0M0S" table:style-name="ce3">
            <text:p>5:00 PM</text:p>
          </table:table-cell>
          <table:table-cell office:value-type="time" office:time-value="PT8H30M0S" table:formula="of:= ([.D40] - [.C40]) + ([.F40] - [.E40])" table:style-name="ce4">
            <text:p>8:30</text:p>
          </table:table-cell>
          <table:table-cell office:value-type="float" office:value="8.5000000000000036" table:formula="of:=[.G40] *24" table:style-name="ce5">
            <text:p>8.5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26T00:00:00" table:style-name="ce2">
            <text:p>9/26/2024</text:p>
          </table:table-cell>
          <table:table-cell office:value-type="time" office:time-value="PT7H55M0S" table:style-name="ce3">
            <text:p>7:55 AM</text:p>
          </table:table-cell>
          <table:table-cell office:value-type="time" office:time-value="PT12H20M0S" table:style-name="ce3">
            <text:p>12:20 PM</text:p>
          </table:table-cell>
          <table:table-cell office:value-type="time" office:time-value="PT12H40M0S" table:style-name="ce3">
            <text:p>12:40 PM</text:p>
          </table:table-cell>
          <table:table-cell office:value-type="time" office:time-value="PT16H30M0S" table:style-name="ce3">
            <text:p>4:30 PM</text:p>
          </table:table-cell>
          <table:table-cell office:value-type="time" office:time-value="PT8H15M0S" table:formula="of:= ([.D41] - [.C41]) + ([.F41] - [.E41])" table:style-name="ce4">
            <text:p>8:15</text:p>
          </table:table-cell>
          <table:table-cell office:value-type="float" office:value="8.2499999999999982" table:formula="of:=[.G41] *24" table:style-name="ce5">
            <text:p>8.25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27T00:00:00" table:style-name="ce2">
            <text:p>9/27/2024</text:p>
          </table:table-cell>
          <table:table-cell office:value-type="time" office:time-value="PT7H50M0S" table:style-name="ce3">
            <text:p>7:50 AM</text:p>
          </table:table-cell>
          <table:table-cell office:value-type="time" office:time-value="PT11H35M0S" table:style-name="ce3">
            <text:p>11:35 AM</text:p>
          </table:table-cell>
          <table:table-cell office:value-type="time" office:time-value="PT11H50M0S" table:style-name="ce3">
            <text:p>11:50 AM</text:p>
          </table:table-cell>
          <table:table-cell office:value-type="time" office:time-value="PT14H45M0S" table:style-name="ce3">
            <text:p>2:45 PM</text:p>
          </table:table-cell>
          <table:table-cell office:value-type="time" office:time-value="PT6H40M0S" table:formula="of:= ([.D42] - [.C42]) + ([.F42] - [.E42])" table:style-name="ce4">
            <text:p>6:40</text:p>
          </table:table-cell>
          <table:table-cell office:value-type="float" office:value="6.6666666666666679" table:formula="of:=[.G42] *24" table:style-name="ce5">
            <text:p>6.67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30T00:00:00" table:style-name="ce2">
            <text:p>9/30/2024</text:p>
          </table:table-cell>
          <table:table-cell office:value-type="time" office:time-value="PT7H50M0S" table:style-name="ce3">
            <text:p>7:5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3H0M0S" table:style-name="ce3">
            <text:p>1:00 PM</text:p>
          </table:table-cell>
          <table:table-cell office:value-type="time" office:time-value="PT17H0M0S" table:style-name="ce3">
            <text:p>5:00 PM</text:p>
          </table:table-cell>
          <table:table-cell office:value-type="time" office:time-value="PT8H10M0S" table:formula="of:= ([.D43] - [.C43]) + ([.F43] - [.E43])" table:style-name="ce4">
            <text:p>8:10</text:p>
          </table:table-cell>
          <table:table-cell office:value-type="float" office:value="8.1666666666666679" table:formula="of:=[.G43] *24" table:style-name="ce5">
            <text:p>8.17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01T00:00:00" table:style-name="ce2">
            <text:p>10/1/2024</text:p>
          </table:table-cell>
          <table:table-cell office:value-type="time" office:time-value="PT8H0M0S" table:style-name="ce3">
            <text:p>8:00 AM</text:p>
          </table:table-cell>
          <table:table-cell office:value-type="time" office:time-value="PT12H35M0S" table:style-name="ce3">
            <text:p>12:35 PM</text:p>
          </table:table-cell>
          <table:table-cell office:value-type="time" office:time-value="PT13H5M0S" table:style-name="ce3">
            <text:p>1:05 PM</text:p>
          </table:table-cell>
          <table:table-cell office:value-type="time" office:time-value="PT17H0M0S" table:style-name="ce3">
            <text:p>5:00 PM</text:p>
          </table:table-cell>
          <table:table-cell office:value-type="time" office:time-value="PT8H30M0S" table:formula="of:= ([.D44] - [.C44]) + ([.F44] - [.E44])" table:style-name="ce4">
            <text:p>8:30</text:p>
          </table:table-cell>
          <table:table-cell office:value-type="float" office:value="8.5000000000000036" table:formula="of:=[.G44] *24" table:style-name="ce5">
            <text:p>8.5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02T00:00:00" table:style-name="ce2">
            <text:p>10/2/2024</text:p>
          </table:table-cell>
          <table:table-cell office:value-type="time" office:time-value="PT7H45M0S" table:style-name="ce3">
            <text:p>7:45 A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3H0M0S" table:style-name="ce3">
            <text:p>1:00 PM</text:p>
          </table:table-cell>
          <table:table-cell office:value-type="time" office:time-value="PT17H0M0S" table:style-name="ce3">
            <text:p>5:00 PM</text:p>
          </table:table-cell>
          <table:table-cell office:value-type="time" office:time-value="PT8H45M0S" table:formula="of:= ([.D45] - [.C45]) + ([.F45] - [.E45])" table:style-name="ce4">
            <text:p>8:45</text:p>
          </table:table-cell>
          <table:table-cell office:value-type="float" office:value="8.7500000000000018" table:formula="of:=[.G45] *24" table:style-name="ce5">
            <text:p>8.75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03T00:00:00" table:style-name="ce2">
            <text:p>10/3/2024</text:p>
          </table:table-cell>
          <table:table-cell office:value-type="time" office:time-value="PT7H50M0S" table:style-name="ce3">
            <text:p>7:5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3H0M0S" table:style-name="ce3">
            <text:p>1:00 PM</text:p>
          </table:table-cell>
          <table:table-cell office:value-type="time" office:time-value="PT16H20M0S" table:style-name="ce3">
            <text:p>4:20 PM</text:p>
          </table:table-cell>
          <table:table-cell office:value-type="time" office:time-value="PT7H30M0S" table:formula="of:= ([.D46] - [.C46]) + ([.F46] - [.E46])" table:style-name="ce4">
            <text:p>7:30</text:p>
          </table:table-cell>
          <table:table-cell office:value-type="float" office:value="7.4999999999999982" table:formula="of:=[.G46] *24" table:style-name="ce5">
            <text:p>7.5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04T00:00:00" table:style-name="ce2">
            <text:p>10/4/2024</text:p>
          </table:table-cell>
          <table:table-cell office:value-type="time" office:time-value="PT7H45M0S" table:style-name="ce3">
            <text:p>7:45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3H0M0S" table:style-name="ce3">
            <text:p>1:00 PM</text:p>
          </table:table-cell>
          <table:table-cell office:value-type="time" office:time-value="PT17H10M0S" table:style-name="ce3">
            <text:p>5:10 PM</text:p>
          </table:table-cell>
          <table:table-cell office:value-type="time" office:time-value="PT8H25M0S" table:formula="of:= ([.D47] - [.C47]) + ([.F47] - [.E47])" table:style-name="ce4">
            <text:p>8:25</text:p>
          </table:table-cell>
          <table:table-cell office:value-type="float" office:value="8.4166666666666679" table:formula="of:=[.G47] *24" table:style-name="ce5">
            <text:p>8.4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07T00:00:00" table:style-name="ce2">
            <text:p>10/7/2024</text:p>
          </table:table-cell>
          <table:table-cell office:value-type="time" office:time-value="PT8H0M0S" table:style-name="ce3">
            <text:p>8:0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3H0M0S" table:style-name="ce3">
            <text:p>1:00 PM</text:p>
          </table:table-cell>
          <table:table-cell office:value-type="time" office:time-value="PT17H0M0S" table:style-name="ce3">
            <text:p>5:00 PM</text:p>
          </table:table-cell>
          <table:table-cell office:value-type="time" office:time-value="PT8H0M0S" table:formula="of:= ([.D48] - [.C48]) + ([.F48] - [.E48])" table:style-name="ce4">
            <text:p>8:00</text:p>
          </table:table-cell>
          <table:table-cell office:value-type="float" office:value="8.0000000000000018" table:formula="of:=[.G48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08T00:00:00" table:style-name="ce2">
            <text:p>10/8/2024</text:p>
          </table:table-cell>
          <table:table-cell office:value-type="time" office:time-value="PT7H45M0S" table:style-name="ce3">
            <text:p>7:45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3H0M0S" table:style-name="ce3">
            <text:p>1:00 PM</text:p>
          </table:table-cell>
          <table:table-cell office:value-type="time" office:time-value="PT16H45M0S" table:style-name="ce3">
            <text:p>4:45 PM</text:p>
          </table:table-cell>
          <table:table-cell office:value-type="time" office:time-value="PT8H0M0S" table:formula="of:= ([.D49] - [.C49]) + ([.F49] - [.E49])" table:style-name="ce4">
            <text:p>8:00</text:p>
          </table:table-cell>
          <table:table-cell office:value-type="float" office:value="8" table:formula="of:=[.G49] *24" table:style-name="ce5">
            <text:p>8.00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09T00:00:00" table:style-name="ce2">
            <text:p>10/9/2024</text:p>
          </table:table-cell>
          <table:table-cell office:value-type="time" office:time-value="PT7H55M0S" table:style-name="ce3">
            <text:p>7:55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6H30M0S" table:style-name="ce3">
            <text:p>4:30 PM</text:p>
          </table:table-cell>
          <table:table-cell office:value-type="time" office:time-value="PT8H5M0S" table:formula="of:= ([.D50] - [.C50]) + ([.F50] - [.E50])" table:style-name="ce4">
            <text:p>8:05</text:p>
          </table:table-cell>
          <table:table-cell office:value-type="float" office:value="8.0833333333333321" table:formula="of:=[.G50] *24" table:style-name="ce5">
            <text:p>8.08</text:p>
          </table:table-cell>
          <table:table-cell table:number-columns-repeated="15" table:style-name="ce1"/>
          <table:table-cell table:style-name="ce2"/>
          <table:table-cell table:number-columns-repeated="1636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10T00:00:00" table:style-name="ce2">
            <text:p>10/10/2024</text:p>
          </table:table-cell>
          <table:table-cell office:value-type="time" office:time-value="PT7H50M0S" table:style-name="ce3">
            <text:p>7:5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6H30M0S" table:style-name="ce3">
            <text:p>4:30 PM</text:p>
          </table:table-cell>
          <table:table-cell office:value-type="time" office:time-value="PT8H10M0S" table:formula="of:= ([.D51] - [.C51]) + ([.F51] - [.E51])" table:style-name="ce4">
            <text:p>8:10</text:p>
          </table:table-cell>
          <table:table-cell office:value-type="float" office:value="8.1666666666666661" table:formula="of:=[.G51] *24" table:style-name="ce5">
            <text:p>8.17</text:p>
          </table:table-cell>
          <table:table-cell table:number-columns-repeated="15" table:style-name="ce1"/>
          <table:table-cell table:style-name="ce2"/>
          <table:table-cell table:number-columns-repeated="1636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11T00:00:00" table:style-name="ce2">
            <text:p>10/11/2024</text:p>
          </table:table-cell>
          <table:table-cell office:value-type="time" office:time-value="PT7H50M0S" table:style-name="ce3">
            <text:p>7:5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6H30M0S" table:style-name="ce3">
            <text:p>4:30 PM</text:p>
          </table:table-cell>
          <table:table-cell office:value-type="time" office:time-value="PT8H10M0S" table:formula="of:= ([.D52] - [.C52]) + ([.F52] - [.E52])" table:style-name="ce4">
            <text:p>8:10</text:p>
          </table:table-cell>
          <table:table-cell office:value-type="float" office:value="8.1666666666666661" table:formula="of:=[.G52] *24" table:style-name="ce5">
            <text:p>8.17</text:p>
          </table:table-cell>
          <table:table-cell table:number-columns-repeated="15" table:style-name="ce1"/>
          <table:table-cell table:style-name="ce2"/>
          <table:table-cell table:number-columns-repeated="1636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14T00:00:00" table:style-name="ce2">
            <text:p>10/14/2024</text:p>
          </table:table-cell>
          <table:table-cell office:value-type="time" office:time-value="PT7H55M0S" table:style-name="ce3">
            <text:p>7:55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7H0M0S" table:style-name="ce3">
            <text:p>5:00 PM</text:p>
          </table:table-cell>
          <table:table-cell office:value-type="time" office:time-value="PT8H35M0S" table:formula="of:= ([.D53] - [.C53]) + ([.F53] - [.E53])" table:style-name="ce4">
            <text:p>8:35</text:p>
          </table:table-cell>
          <table:table-cell office:value-type="float" office:value="8.5833333333333339" table:formula="of:=[.G53] *24" table:style-name="ce5">
            <text:p>8.58</text:p>
          </table:table-cell>
          <table:table-cell table:number-columns-repeated="15" table:style-name="ce1"/>
          <table:table-cell table:style-name="ce2"/>
          <table:table-cell table:number-columns-repeated="1636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15T00:00:00" table:style-name="ce2">
            <text:p>10/15/2024</text:p>
          </table:table-cell>
          <table:table-cell office:value-type="time" office:time-value="PT7H50M0S" table:style-name="ce3">
            <text:p>7:5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7H0M0S" table:style-name="ce3">
            <text:p>5:00 PM</text:p>
          </table:table-cell>
          <table:table-cell office:value-type="time" office:time-value="PT8H40M0S" table:formula="of:= ([.D54] - [.C54]) + ([.F54] - [.E54])" table:style-name="ce4">
            <text:p>8:40</text:p>
          </table:table-cell>
          <table:table-cell office:value-type="float" office:value="8.6666666666666661" table:formula="of:=[.G54] *24" table:style-name="ce5">
            <text:p>8.67</text:p>
          </table:table-cell>
          <table:table-cell table:number-columns-repeated="15" table:style-name="ce1"/>
          <table:table-cell table:style-name="ce2"/>
          <table:table-cell table:number-columns-repeated="1636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16T00:00:00" table:style-name="ce2">
            <text:p>10/16/2024</text:p>
          </table:table-cell>
          <table:table-cell office:value-type="time" office:time-value="PT7H45M0S" table:style-name="ce3">
            <text:p>7:45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3H0M0S" table:style-name="ce3">
            <text:p>1:00 PM</text:p>
          </table:table-cell>
          <table:table-cell office:value-type="time" office:time-value="PT15H0M0S" table:style-name="ce3">
            <text:p>3:00 PM</text:p>
          </table:table-cell>
          <table:table-cell office:value-type="time" office:time-value="PT6H15M0S" table:formula="of:= ([.D55] - [.C55]) + ([.F55] - [.E55])" table:style-name="ce4">
            <text:p>6:15</text:p>
          </table:table-cell>
          <table:table-cell office:value-type="float" office:value="6.25" table:formula="of:=[.G55] *24" table:style-name="ce5">
            <text:p>6.25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17T00:00:00" table:style-name="ce2">
            <text:p>10/17/2024</text:p>
          </table:table-cell>
          <table:table-cell office:value-type="time" office:time-value="PT7H55M0S" table:style-name="ce3">
            <text:p>7:55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3H0M0S" table:style-name="ce3">
            <text:p>1:00 PM</text:p>
          </table:table-cell>
          <table:table-cell office:value-type="time" office:time-value="PT17H0M0S" table:style-name="ce3">
            <text:p>5:00 PM</text:p>
          </table:table-cell>
          <table:table-cell office:value-type="time" office:time-value="PT8H5M0S" table:formula="of:= ([.D56] - [.C56]) + ([.F56] - [.E56])" table:style-name="ce4">
            <text:p>8:05</text:p>
          </table:table-cell>
          <table:table-cell office:value-type="float" office:value="8.0833333333333357" table:formula="of:=[.G56] *24" table:style-name="ce5">
            <text:p>8.08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18T00:00:00" table:style-name="ce2">
            <text:p>10/18/2024</text:p>
          </table:table-cell>
          <table:table-cell office:value-type="time" office:time-value="PT7H45M0S" table:style-name="ce3">
            <text:p>7:45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3H0M0S" table:style-name="ce3">
            <text:p>1:00 PM</text:p>
          </table:table-cell>
          <table:table-cell office:value-type="time" office:time-value="PT16H45M0S" table:style-name="ce3">
            <text:p>4:45 PM</text:p>
          </table:table-cell>
          <table:table-cell office:value-type="time" office:time-value="PT8H0M0S" table:formula="of:= ([.D57] - [.C57]) + ([.F57] - [.E57])" table:style-name="ce4">
            <text:p>8:00</text:p>
          </table:table-cell>
          <table:table-cell office:value-type="float" office:value="8" table:formula="of:=[.G57] *24" table:style-name="ce5">
            <text:p>8.00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21T00:00:00" table:style-name="ce2">
            <text:p>10/21/2024</text:p>
          </table:table-cell>
          <table:table-cell office:value-type="time" office:time-value="PT7H45M0S" table:style-name="ce3">
            <text:p>7:45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3H0M0S" table:style-name="ce3">
            <text:p>1:00 PM</text:p>
          </table:table-cell>
          <table:table-cell office:value-type="time" office:time-value="PT17H0M0S" table:style-name="ce3">
            <text:p>5:00 PM</text:p>
          </table:table-cell>
          <table:table-cell office:value-type="time" office:time-value="PT8H15M0S" table:formula="of:= ([.D58] - [.C58]) + ([.F58] - [.E58])" table:style-name="ce4">
            <text:p>8:15</text:p>
          </table:table-cell>
          <table:table-cell office:value-type="float" office:value="8.2500000000000018" table:formula="of:=[.G58] *24" table:style-name="ce5">
            <text:p>8.25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22T00:00:00" table:style-name="ce2">
            <text:p>10/22/2024</text:p>
          </table:table-cell>
          <table:table-cell office:value-type="time" office:time-value="PT7H45M0S" table:style-name="ce3">
            <text:p>7:45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3H0M0S" table:style-name="ce3">
            <text:p>1:00 PM</text:p>
          </table:table-cell>
          <table:table-cell office:value-type="time" office:time-value="PT16H30M0S" table:style-name="ce3">
            <text:p>4:30 PM</text:p>
          </table:table-cell>
          <table:table-cell office:value-type="time" office:time-value="PT7H45M0S" table:formula="of:= ([.D59] - [.C59]) + ([.F59] - [.E59])" table:style-name="ce4">
            <text:p>7:45</text:p>
          </table:table-cell>
          <table:table-cell office:value-type="float" office:value="7.75" table:formula="of:=[.G59] *24" table:style-name="ce5">
            <text:p>7.75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23T00:00:00" table:style-name="ce2">
            <text:p>10/23/2024</text:p>
          </table:table-cell>
          <table:table-cell office:value-type="time" office:time-value="PT8H0M0S" table:style-name="ce3">
            <text:p>8:0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6H30M0S" table:style-name="ce3">
            <text:p>4:30 PM</text:p>
          </table:table-cell>
          <table:table-cell office:value-type="time" office:time-value="PT8H0M0S" table:formula="of:= ([.D60] - [.C60]) + ([.F60] - [.E60])" table:style-name="ce4">
            <text:p>8:00</text:p>
          </table:table-cell>
          <table:table-cell office:value-type="float" office:value="8" table:formula="of:=[.G60] *24" table:style-name="ce5">
            <text:p>8.00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24T00:00:00" table:style-name="ce2">
            <text:p>10/24/2024</text:p>
          </table:table-cell>
          <table:table-cell office:value-type="time" office:time-value="PT8H0M0S" table:style-name="ce3">
            <text:p>8:0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6H30M0S" table:style-name="ce3">
            <text:p>4:30 PM</text:p>
          </table:table-cell>
          <table:table-cell office:value-type="time" office:time-value="PT8H0M0S" table:formula="of:= ([.D61] - [.C61]) + ([.F61] - [.E61])" table:style-name="ce4">
            <text:p>8:00</text:p>
          </table:table-cell>
          <table:table-cell office:value-type="float" office:value="8" table:formula="of:=[.G61] *24" table:style-name="ce5">
            <text:p>8.00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25T00:00:00" table:style-name="ce2">
            <text:p>10/25/2024</text:p>
          </table:table-cell>
          <table:table-cell office:value-type="time" office:time-value="PT7H45M0S" table:style-name="ce3">
            <text:p>7:45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6H15M0S" table:style-name="ce3">
            <text:p>4:15 PM</text:p>
          </table:table-cell>
          <table:table-cell office:value-type="time" office:time-value="PT8H0M0S" table:formula="of:= ([.D62] - [.C62]) + ([.F62] - [.E62])" table:style-name="ce4">
            <text:p>8:00</text:p>
          </table:table-cell>
          <table:table-cell office:value-type="float" office:value="7.9999999999999964" table:formula="of:=[.G62] *24" table:style-name="ce5">
            <text:p>8.00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19T00:00:00" table:style-name="ce2">
            <text:p>9/19/2024</text:p>
          </table:table-cell>
          <table:table-cell office:value-type="time" office:time-value="PT8H0M0S" table:style-name="ce3">
            <text:p>8:0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40M0S" table:style-name="ce3">
            <text:p>12:40 PM</text:p>
          </table:table-cell>
          <table:table-cell office:value-type="time" office:time-value="PT17H0M0S" table:style-name="ce3">
            <text:p>5:00 PM</text:p>
          </table:table-cell>
          <table:table-cell office:value-type="time" office:time-value="PT8H20M0S" table:formula="of:= ([.D63] - [.C63]) + ([.F63] - [.E63])" table:style-name="ce4">
            <text:p>8:20</text:p>
          </table:table-cell>
          <table:table-cell office:value-type="float" office:value="8.3333333333333339" table:formula="of:=[.G63] *24" table:style-name="ce5">
            <text:p>8.33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20T00:00:00" table:style-name="ce2">
            <text:p>9/20/2024</text:p>
          </table:table-cell>
          <table:table-cell office:value-type="time" office:time-value="PT7H50M0S" table:style-name="ce3">
            <text:p>7:50 AM</text:p>
          </table:table-cell>
          <table:table-cell office:value-type="time" office:time-value="PT12H10M0S" table:style-name="ce3">
            <text:p>12:10 PM</text:p>
          </table:table-cell>
          <table:table-cell office:value-type="time" office:time-value="PT12H45M0S" table:style-name="ce3">
            <text:p>12:45 PM</text:p>
          </table:table-cell>
          <table:table-cell office:value-type="time" office:time-value="PT16H35M0S" table:style-name="ce3">
            <text:p>4:35 PM</text:p>
          </table:table-cell>
          <table:table-cell office:value-type="time" office:time-value="PT8H10M0S" table:formula="of:= ([.D64] - [.C64]) + ([.F64] - [.E64])" table:style-name="ce4">
            <text:p>8:10</text:p>
          </table:table-cell>
          <table:table-cell office:value-type="float" office:value="8.1666666666666661" table:formula="of:=[.G64] *24" table:style-name="ce5">
            <text:p>8.17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23T00:00:00" table:style-name="ce2">
            <text:p>9/23/2024</text:p>
          </table:table-cell>
          <table:table-cell office:value-type="time" office:time-value="PT7H45M0S" table:style-name="ce3">
            <text:p>7:45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40M0S" table:style-name="ce3">
            <text:p>12:40 PM</text:p>
          </table:table-cell>
          <table:table-cell office:value-type="time" office:time-value="PT16H30M0S" table:style-name="ce3">
            <text:p>4:30 PM</text:p>
          </table:table-cell>
          <table:table-cell office:value-type="time" office:time-value="PT8H5M0S" table:formula="of:= ([.D65] - [.C65]) + ([.F65] - [.E65])" table:style-name="ce4">
            <text:p>8:05</text:p>
          </table:table-cell>
          <table:table-cell office:value-type="float" office:value="8.0833333333333321" table:formula="of:=[.G65] *24" table:style-name="ce5">
            <text:p>8.08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24T00:00:00" table:style-name="ce2">
            <text:p>9/24/2024</text:p>
          </table:table-cell>
          <table:table-cell office:value-type="time" office:time-value="PT7H45M0S" table:style-name="ce3">
            <text:p>7:45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40M0S" table:style-name="ce3">
            <text:p>12:40 PM</text:p>
          </table:table-cell>
          <table:table-cell office:value-type="time" office:time-value="PT17H0M0S" table:style-name="ce3">
            <text:p>5:00 PM</text:p>
          </table:table-cell>
          <table:table-cell office:value-type="time" office:time-value="PT8H35M0S" table:formula="of:= ([.D66] - [.C66]) + ([.F66] - [.E66])" table:style-name="ce4">
            <text:p>8:35</text:p>
          </table:table-cell>
          <table:table-cell office:value-type="float" office:value="8.5833333333333339" table:formula="of:=[.G66] *24" table:style-name="ce5">
            <text:p>8.58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25T00:00:00" table:style-name="ce2">
            <text:p>9/25/2024</text:p>
          </table:table-cell>
          <table:table-cell office:value-type="time" office:time-value="PT7H45M0S" table:style-name="ce3">
            <text:p>7:45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50M0S" table:style-name="ce3">
            <text:p>12:50 PM</text:p>
          </table:table-cell>
          <table:table-cell office:value-type="time" office:time-value="PT17H15M0S" table:style-name="ce3">
            <text:p>5:15 PM</text:p>
          </table:table-cell>
          <table:table-cell office:value-type="time" office:time-value="PT8H40M0S" table:formula="of:= ([.D67] - [.C67]) + ([.F67] - [.E67])" table:style-name="ce4">
            <text:p>8:40</text:p>
          </table:table-cell>
          <table:table-cell office:value-type="float" office:value="8.6666666666666661" table:formula="of:=[.G67] *24" table:style-name="ce5">
            <text:p>8.67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26T00:00:00" table:style-name="ce2">
            <text:p>9/26/2024</text:p>
          </table:table-cell>
          <table:table-cell office:value-type="time" office:time-value="PT7H45M0S" table:style-name="ce3">
            <text:p>7:45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40M0S" table:style-name="ce3">
            <text:p>12:40 PM</text:p>
          </table:table-cell>
          <table:table-cell office:value-type="time" office:time-value="PT16H35M0S" table:style-name="ce3">
            <text:p>4:35 PM</text:p>
          </table:table-cell>
          <table:table-cell office:value-type="time" office:time-value="PT8H10M0S" table:formula="of:= ([.D68] - [.C68]) + ([.F68] - [.E68])" table:style-name="ce4">
            <text:p>8:10</text:p>
          </table:table-cell>
          <table:table-cell office:value-type="float" office:value="8.1666666666666661" table:formula="of:=[.G68] *24" table:style-name="ce5">
            <text:p>8.17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27T00:00:00" table:style-name="ce2">
            <text:p>9/27/2024</text:p>
          </table:table-cell>
          <table:table-cell office:value-type="time" office:time-value="PT7H55M0S" table:style-name="ce3">
            <text:p>7:55 AM</text:p>
          </table:table-cell>
          <table:table-cell office:value-type="time" office:time-value="PT12H10M0S" table:style-name="ce3">
            <text:p>12:10 PM</text:p>
          </table:table-cell>
          <table:table-cell office:value-type="time" office:time-value="PT12H50M0S" table:style-name="ce3">
            <text:p>12:50 PM</text:p>
          </table:table-cell>
          <table:table-cell office:value-type="time" office:time-value="PT16H30M0S" table:style-name="ce3">
            <text:p>4:30 PM</text:p>
          </table:table-cell>
          <table:table-cell office:value-type="time" office:time-value="PT7H55M0S" table:formula="of:= ([.D69] - [.C69]) + ([.F69] - [.E69])" table:style-name="ce4">
            <text:p>7:55</text:p>
          </table:table-cell>
          <table:table-cell office:value-type="float" office:value="7.9166666666666661" table:formula="of:=[.G69] *24" table:style-name="ce5">
            <text:p>7.92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30T00:00:00" table:style-name="ce2">
            <text:p>9/30/2024</text:p>
          </table:table-cell>
          <table:table-cell office:value-type="time" office:time-value="PT7H45M0S" table:style-name="ce3">
            <text:p>7:45 AM</text:p>
          </table:table-cell>
          <table:table-cell office:value-type="time" office:time-value="PT12H10M0S" table:style-name="ce3">
            <text:p>12:10 PM</text:p>
          </table:table-cell>
          <table:table-cell office:value-type="time" office:time-value="PT12H45M0S" table:style-name="ce3">
            <text:p>12:45 PM</text:p>
          </table:table-cell>
          <table:table-cell office:value-type="time" office:time-value="PT16H20M0S" table:style-name="ce3">
            <text:p>4:20 PM</text:p>
          </table:table-cell>
          <table:table-cell office:value-type="time" office:time-value="PT8H0M0S" table:formula="of:= ([.D70] - [.C70]) + ([.F70] - [.E70])" table:style-name="ce4">
            <text:p>8:00</text:p>
          </table:table-cell>
          <table:table-cell office:value-type="float" office:value="7.9999999999999964" table:formula="of:=[.G70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07T00:00:00" table:style-name="ce2">
            <text:p>10/7/2024</text:p>
          </table:table-cell>
          <table:table-cell office:value-type="time" office:time-value="PT7H0M0S" table:style-name="ce3">
            <text:p>7:0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50M0S" table:style-name="ce3">
            <text:p>12:50 PM</text:p>
          </table:table-cell>
          <table:table-cell office:value-type="time" office:time-value="PT16H5M0S" table:style-name="ce3">
            <text:p>4:05 PM</text:p>
          </table:table-cell>
          <table:table-cell office:value-type="time" office:time-value="PT8H15M0S" table:formula="of:= ([.D71] - [.C71]) + ([.F71] - [.E71])" table:style-name="ce4">
            <text:p>8:15</text:p>
          </table:table-cell>
          <table:table-cell office:value-type="float" office:value="8.2499999999999982" table:formula="of:=[.G71] *24" table:style-name="ce5">
            <text:p>8.25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08T00:00:00" table:style-name="ce2">
            <text:p>10/8/2024</text:p>
          </table:table-cell>
          <table:table-cell office:value-type="time" office:time-value="PT7H45M0S" table:style-name="ce3">
            <text:p>7:45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40M0S" table:style-name="ce3">
            <text:p>12:40 PM</text:p>
          </table:table-cell>
          <table:table-cell office:value-type="time" office:time-value="PT16H25M0S" table:style-name="ce3">
            <text:p>4:25 PM</text:p>
          </table:table-cell>
          <table:table-cell office:value-type="time" office:time-value="PT8H0M0S" table:formula="of:= ([.D72] - [.C72]) + ([.F72] - [.E72])" table:style-name="ce4">
            <text:p>8:00</text:p>
          </table:table-cell>
          <table:table-cell office:value-type="float" office:value="8" table:formula="of:=[.G72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09T00:00:00" table:style-name="ce2">
            <text:p>10/9/2024</text:p>
          </table:table-cell>
          <table:table-cell office:value-type="time" office:time-value="PT7H40M0S" table:style-name="ce3">
            <text:p>7:4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6H10M0S" table:style-name="ce3">
            <text:p>4:10 PM</text:p>
          </table:table-cell>
          <table:table-cell office:value-type="time" office:time-value="PT8H0M0S" table:formula="of:= ([.D73] - [.C73]) + ([.F73] - [.E73])" table:style-name="ce4">
            <text:p>8:00</text:p>
          </table:table-cell>
          <table:table-cell office:value-type="float" office:value="7.9999999999999964" table:formula="of:=[.G73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10T00:00:00" table:style-name="ce2">
            <text:p>10/10/2024</text:p>
          </table:table-cell>
          <table:table-cell office:value-type="time" office:time-value="PT7H40M0S" table:style-name="ce3">
            <text:p>7:4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6H10M0S" table:style-name="ce3">
            <text:p>4:10 PM</text:p>
          </table:table-cell>
          <table:table-cell office:value-type="time" office:time-value="PT8H0M0S" table:formula="of:= ([.D74] - [.C74]) + ([.F74] - [.E74])" table:style-name="ce4">
            <text:p>8:00</text:p>
          </table:table-cell>
          <table:table-cell office:value-type="float" office:value="7.9999999999999964" table:formula="of:=[.G74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11T00:00:00" table:style-name="ce2">
            <text:p>10/11/2024</text:p>
          </table:table-cell>
          <table:table-cell office:value-type="time" office:time-value="PT7H40M0S" table:style-name="ce3">
            <text:p>7:4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6H10M0S" table:style-name="ce3">
            <text:p>4:10 PM</text:p>
          </table:table-cell>
          <table:table-cell office:value-type="time" office:time-value="PT8H0M0S" table:formula="of:= ([.D75] - [.C75]) + ([.F75] - [.E75])" table:style-name="ce4">
            <text:p>8:00</text:p>
          </table:table-cell>
          <table:table-cell office:value-type="float" office:value="7.9999999999999964" table:formula="of:=[.G75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14T00:00:00" table:style-name="ce2">
            <text:p>10/14/2024</text:p>
          </table:table-cell>
          <table:table-cell office:value-type="time" office:time-value="PT7H40M0S" table:style-name="ce3">
            <text:p>7:4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6H10M0S" table:style-name="ce3">
            <text:p>4:10 PM</text:p>
          </table:table-cell>
          <table:table-cell office:value-type="time" office:time-value="PT8H0M0S" table:formula="of:= ([.D76] - [.C76]) + ([.F76] - [.E76])" table:style-name="ce4">
            <text:p>8:00</text:p>
          </table:table-cell>
          <table:table-cell office:value-type="float" office:value="7.9999999999999964" table:formula="of:=[.G76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15T00:00:00" table:style-name="ce2">
            <text:p>10/15/2024</text:p>
          </table:table-cell>
          <table:table-cell office:value-type="time" office:time-value="PT7H40M0S" table:style-name="ce3">
            <text:p>7:40 AM</text:p>
          </table:table-cell>
          <table:table-cell office:value-type="time" office:time-value="PT12H20M0S" table:style-name="ce3">
            <text:p>12:20 PM</text:p>
          </table:table-cell>
          <table:table-cell office:value-type="time" office:time-value="PT12H50M0S" table:style-name="ce3">
            <text:p>12:50 PM</text:p>
          </table:table-cell>
          <table:table-cell office:value-type="time" office:time-value="PT16H10M0S" table:style-name="ce3">
            <text:p>4:10 PM</text:p>
          </table:table-cell>
          <table:table-cell office:value-type="time" office:time-value="PT8H0M0S" table:formula="of:= ([.D77] - [.C77]) + ([.F77] - [.E77])" table:style-name="ce4">
            <text:p>8:00</text:p>
          </table:table-cell>
          <table:table-cell office:value-type="float" office:value="7.9999999999999964" table:formula="of:=[.G77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16T00:00:00" table:style-name="ce2">
            <text:p>10/16/2024</text:p>
          </table:table-cell>
          <table:table-cell office:value-type="time" office:time-value="PT7H40M0S" table:style-name="ce3">
            <text:p>7:40 AM</text:p>
          </table:table-cell>
          <table:table-cell office:value-type="time" office:time-value="PT12H20M0S" table:style-name="ce3">
            <text:p>12:20 PM</text:p>
          </table:table-cell>
          <table:table-cell office:value-type="time" office:time-value="PT12H50M0S" table:style-name="ce3">
            <text:p>12:50 PM</text:p>
          </table:table-cell>
          <table:table-cell office:value-type="time" office:time-value="PT16H10M0S" table:style-name="ce3">
            <text:p>4:10 PM</text:p>
          </table:table-cell>
          <table:table-cell office:value-type="time" office:time-value="PT8H0M0S" table:formula="of:= ([.D78] - [.C78]) + ([.F78] - [.E78])" table:style-name="ce4">
            <text:p>8:00</text:p>
          </table:table-cell>
          <table:table-cell office:value-type="float" office:value="7.9999999999999964" table:formula="of:=[.G78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17T00:00:00" table:style-name="ce2">
            <text:p>10/17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2H20M0S" table:style-name="ce3">
            <text:p>12:20 PM</text:p>
          </table:table-cell>
          <table:table-cell office:value-type="time" office:time-value="PT12H50M0S" table:style-name="ce3">
            <text:p>12:50 PM</text:p>
          </table:table-cell>
          <table:table-cell office:value-type="time" office:time-value="PT17H30M0S" table:style-name="ce3">
            <text:p>5:30 PM</text:p>
          </table:table-cell>
          <table:table-cell office:value-type="time" office:time-value="PT8H0M0S" table:formula="of:= ([.D79] - [.C79]) + ([.F79] - [.E79])" table:style-name="ce4">
            <text:p>8:00</text:p>
          </table:table-cell>
          <table:table-cell office:value-type="float" office:value="8" table:formula="of:=[.G79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18T00:00:00" table:style-name="ce2">
            <text:p>10/18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2H10M0S" table:style-name="ce3">
            <text:p>12:10 PM</text:p>
          </table:table-cell>
          <table:table-cell office:value-type="time" office:time-value="PT12H40M0S" table:style-name="ce3">
            <text:p>12:40 PM</text:p>
          </table:table-cell>
          <table:table-cell office:value-type="time" office:time-value="PT17H40M0S" table:style-name="ce3">
            <text:p>5:40 PM</text:p>
          </table:table-cell>
          <table:table-cell office:value-type="time" office:time-value="PT8H10M0S" table:formula="of:= ([.D80] - [.C80]) + ([.F80] - [.E80])" table:style-name="ce4">
            <text:p>8:10</text:p>
          </table:table-cell>
          <table:table-cell office:value-type="float" office:value="8.1666666666666679" table:formula="of:=[.G80] *24" table:style-name="ce5">
            <text:p>8.17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21T00:00:00" table:style-name="ce2">
            <text:p>10/21/2024</text:p>
          </table:table-cell>
          <table:table-cell office:value-type="time" office:time-value="PT8H50M0S" table:style-name="ce3">
            <text:p>8:5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6H10M0S" table:style-name="ce3">
            <text:p>4:10 PM</text:p>
          </table:table-cell>
          <table:table-cell office:value-type="time" office:time-value="PT6H50M0S" table:formula="of:= ([.D81] - [.C81]) + ([.F81] - [.E81])" table:style-name="ce4">
            <text:p>6:50</text:p>
          </table:table-cell>
          <table:table-cell office:value-type="float" office:value="6.8333333333333321" table:formula="of:=[.G81] *24" table:style-name="ce5">
            <text:p>6.83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22T00:00:00" table:style-name="ce2">
            <text:p>10/22/2024</text:p>
          </table:table-cell>
          <table:table-cell office:value-type="time" office:time-value="PT7H30M0S" table:style-name="ce3">
            <text:p>7:3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6H40M0S" table:style-name="ce3">
            <text:p>4:40 PM</text:p>
          </table:table-cell>
          <table:table-cell office:value-type="time" office:time-value="PT8H40M0S" table:formula="of:= ([.D82] - [.C82]) + ([.F82] - [.E82])" table:style-name="ce4">
            <text:p>8:40</text:p>
          </table:table-cell>
          <table:table-cell office:value-type="float" office:value="8.6666666666666643" table:formula="of:=[.G82] *24" table:style-name="ce5">
            <text:p>8.67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23T00:00:00" table:style-name="ce2">
            <text:p>10/23/2024</text:p>
          </table:table-cell>
          <table:table-cell office:value-type="time" office:time-value="PT8H40M0S" table:style-name="ce3">
            <text:p>8:40 AM</text:p>
          </table:table-cell>
          <table:table-cell office:value-type="time" office:time-value="PT12H10M0S" table:style-name="ce3">
            <text:p>12:10 PM</text:p>
          </table:table-cell>
          <table:table-cell office:value-type="time" office:time-value="PT12H40M0S" table:style-name="ce3">
            <text:p>12:40 PM</text:p>
          </table:table-cell>
          <table:table-cell office:value-type="time" office:time-value="PT16H40M0S" table:style-name="ce3">
            <text:p>4:40 PM</text:p>
          </table:table-cell>
          <table:table-cell office:value-type="time" office:time-value="PT7H30M0S" table:formula="of:= ([.D83] - [.C83]) + ([.F83] - [.E83])" table:style-name="ce4">
            <text:p>7:30</text:p>
          </table:table-cell>
          <table:table-cell office:value-type="float" office:value="7.4999999999999982" table:formula="of:=[.G83] *24" table:style-name="ce5">
            <text:p>7.5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24T00:00:00" table:style-name="ce2">
            <text:p>10/24/2024</text:p>
          </table:table-cell>
          <table:table-cell office:value-type="time" office:time-value="PT8H40M0S" table:style-name="ce3">
            <text:p>8:40 AM</text:p>
          </table:table-cell>
          <table:table-cell office:value-type="time" office:time-value="PT12H20M0S" table:style-name="ce3">
            <text:p>12:20 PM</text:p>
          </table:table-cell>
          <table:table-cell office:value-type="time" office:time-value="PT12H50M0S" table:style-name="ce3">
            <text:p>12:50 PM</text:p>
          </table:table-cell>
          <table:table-cell office:value-type="time" office:time-value="PT17H10M0S" table:style-name="ce3">
            <text:p>5:10 PM</text:p>
          </table:table-cell>
          <table:table-cell office:value-type="time" office:time-value="PT8H0M0S" table:formula="of:= ([.D84] - [.C84]) + ([.F84] - [.E84])" table:style-name="ce4">
            <text:p>8:00</text:p>
          </table:table-cell>
          <table:table-cell office:value-type="float" office:value="8" table:formula="of:=[.G84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25T00:00:00" table:style-name="ce2">
            <text:p>10/25/2024</text:p>
          </table:table-cell>
          <table:table-cell office:value-type="time" office:time-value="PT8H0M0S" table:style-name="ce3">
            <text:p>8:0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7H40M0S" table:style-name="ce3">
            <text:p>5:40 PM</text:p>
          </table:table-cell>
          <table:table-cell office:value-type="time" office:time-value="PT9H10M0S" table:formula="of:= ([.D85] - [.C85]) + ([.F85] - [.E85])" table:style-name="ce4">
            <text:p>9:10</text:p>
          </table:table-cell>
          <table:table-cell office:value-type="float" office:value="9.1666666666666679" table:formula="of:=[.G85] *24" table:style-name="ce5">
            <text:p>9.17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16T00:00:00" table:style-name="ce2">
            <text:p>9/16/2024</text:p>
          </table:table-cell>
          <table:table-cell office:value-type="time" office:time-value="PT7H55M0S" table:style-name="ce3">
            <text:p>7:55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3H10M0S" table:style-name="ce3">
            <text:p>1:10 PM</text:p>
          </table:table-cell>
          <table:table-cell office:value-type="time" office:time-value="PT17H10M0S" table:style-name="ce3">
            <text:p>5:10 PM</text:p>
          </table:table-cell>
          <table:table-cell office:value-type="time" office:time-value="PT8H5M0S" table:formula="of:= ([.D86] - [.C86]) + ([.F86] - [.E86])" table:style-name="ce4">
            <text:p>8:05</text:p>
          </table:table-cell>
          <table:table-cell office:value-type="float" office:value="8.0833333333333357" table:formula="of:=[.G86] *24" table:style-name="ce5">
            <text:p>8.08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17T00:00:00" table:style-name="ce2">
            <text:p>9/17/2024</text:p>
          </table:table-cell>
          <table:table-cell office:value-type="time" office:time-value="PT8H5M0S" table:style-name="ce3">
            <text:p>8:05 AM</text:p>
          </table:table-cell>
          <table:table-cell office:value-type="time" office:time-value="PT12H5M0S" table:style-name="ce3">
            <text:p>12:05 PM</text:p>
          </table:table-cell>
          <table:table-cell office:value-type="time" office:time-value="PT13H0M0S" table:style-name="ce3">
            <text:p>1:00 PM</text:p>
          </table:table-cell>
          <table:table-cell office:value-type="time" office:time-value="PT17H0M0S" table:style-name="ce3">
            <text:p>5:00 PM</text:p>
          </table:table-cell>
          <table:table-cell office:value-type="time" office:time-value="PT8H0M0S" table:formula="of:= ([.D87] - [.C87]) + ([.F87] - [.E87])" table:style-name="ce4">
            <text:p>8:00</text:p>
          </table:table-cell>
          <table:table-cell office:value-type="float" office:value="8.0000000000000018" table:formula="of:=[.G87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18T00:00:00" table:style-name="ce2">
            <text:p>9/18/2024</text:p>
          </table:table-cell>
          <table:table-cell office:value-type="time" office:time-value="PT8H30M0S" table:style-name="ce3">
            <text:p>8:30 AM</text:p>
          </table:table-cell>
          <table:table-cell office:value-type="time" office:time-value="PT12H10M0S" table:style-name="ce3">
            <text:p>12:10 PM</text:p>
          </table:table-cell>
          <table:table-cell office:value-type="time" office:time-value="PT12H55M0S" table:style-name="ce3">
            <text:p>12:55 PM</text:p>
          </table:table-cell>
          <table:table-cell office:value-type="time" office:time-value="PT17H40M0S" table:style-name="ce3">
            <text:p>5:40 PM</text:p>
          </table:table-cell>
          <table:table-cell office:value-type="time" office:time-value="PT8H25M0S" table:formula="of:= ([.D88] - [.C88]) + ([.F88] - [.E88])" table:style-name="ce4">
            <text:p>8:25</text:p>
          </table:table-cell>
          <table:table-cell office:value-type="float" office:value="8.4166666666666679" table:formula="of:=[.G88] *24" table:style-name="ce5">
            <text:p>8.42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19T00:00:00" table:style-name="ce2">
            <text:p>9/19/2024</text:p>
          </table:table-cell>
          <table:table-cell office:value-type="time" office:time-value="PT8H35M0S" table:style-name="ce3">
            <text:p>8:35 AM</text:p>
          </table:table-cell>
          <table:table-cell office:value-type="time" office:time-value="PT11H45M0S" table:style-name="ce3">
            <text:p>11:45 AM</text:p>
          </table:table-cell>
          <table:table-cell office:value-type="time" office:time-value="PT12H45M0S" table:style-name="ce3">
            <text:p>12:45 PM</text:p>
          </table:table-cell>
          <table:table-cell office:value-type="time" office:time-value="PT17H45M0S" table:style-name="ce3">
            <text:p>5:45 PM</text:p>
          </table:table-cell>
          <table:table-cell office:value-type="time" office:time-value="PT8H10M0S" table:formula="of:= ([.D89] - [.C89]) + ([.F89] - [.E89])" table:style-name="ce4">
            <text:p>8:10</text:p>
          </table:table-cell>
          <table:table-cell office:value-type="float" office:value="8.1666666666666679" table:formula="of:=[.G89] *24" table:style-name="ce5">
            <text:p>8.17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20T00:00:00" table:style-name="ce2">
            <text:p>9/20/2024</text:p>
          </table:table-cell>
          <table:table-cell office:value-type="time" office:time-value="PT8H40M0S" table:style-name="ce3">
            <text:p>8:40 AM</text:p>
          </table:table-cell>
          <table:table-cell office:value-type="time" office:time-value="PT11H50M0S" table:style-name="ce3">
            <text:p>11:50 AM</text:p>
          </table:table-cell>
          <table:table-cell office:value-type="time" office:time-value="PT12H45M0S" table:style-name="ce3">
            <text:p>12:45 PM</text:p>
          </table:table-cell>
          <table:table-cell office:value-type="time" office:time-value="PT17H5M0S" table:style-name="ce3">
            <text:p>5:05 PM</text:p>
          </table:table-cell>
          <table:table-cell office:value-type="time" office:time-value="PT7H30M0S" table:formula="of:= ([.D90] - [.C90]) + ([.F90] - [.E90])" table:style-name="ce4">
            <text:p>7:30</text:p>
          </table:table-cell>
          <table:table-cell office:value-type="float" office:value="7.5" table:formula="of:=[.G90] *24" table:style-name="ce5">
            <text:p>7.5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23T00:00:00" table:style-name="ce2">
            <text:p>9/23/2024</text:p>
          </table:table-cell>
          <table:table-cell office:value-type="time" office:time-value="PT8H30M0S" table:style-name="ce3">
            <text:p>8:30 AM</text:p>
          </table:table-cell>
          <table:table-cell office:value-type="time" office:time-value="PT11H50M0S" table:style-name="ce3">
            <text:p>11:50 AM</text:p>
          </table:table-cell>
          <table:table-cell office:value-type="time" office:time-value="PT12H35M0S" table:style-name="ce3">
            <text:p>12:35 PM</text:p>
          </table:table-cell>
          <table:table-cell office:value-type="time" office:time-value="PT17H45M0S" table:style-name="ce3">
            <text:p>5:45 PM</text:p>
          </table:table-cell>
          <table:table-cell office:value-type="time" office:time-value="PT8H30M0S" table:formula="of:= ([.D91] - [.C91]) + ([.F91] - [.E91])" table:style-name="ce4">
            <text:p>8:30</text:p>
          </table:table-cell>
          <table:table-cell office:value-type="float" office:value="8.5" table:formula="of:=[.G91] *24" table:style-name="ce5">
            <text:p>8.5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24T00:00:00" table:style-name="ce2">
            <text:p>9/24/2024</text:p>
          </table:table-cell>
          <table:table-cell office:value-type="time" office:time-value="PT8H30M0S" table:style-name="ce3">
            <text:p>8:30 AM</text:p>
          </table:table-cell>
          <table:table-cell office:value-type="time" office:time-value="PT11H50M0S" table:style-name="ce3">
            <text:p>11:50 AM</text:p>
          </table:table-cell>
          <table:table-cell office:value-type="time" office:time-value="PT13H20M0S" table:style-name="ce3">
            <text:p>1:20 PM</text:p>
          </table:table-cell>
          <table:table-cell office:value-type="time" office:time-value="PT16H45M0S" table:style-name="ce3">
            <text:p>4:45 PM</text:p>
          </table:table-cell>
          <table:table-cell office:value-type="time" office:time-value="PT6H45M0S" table:formula="of:= ([.D92] - [.C92]) + ([.F92] - [.E92])" table:style-name="ce4">
            <text:p>6:45</text:p>
          </table:table-cell>
          <table:table-cell office:value-type="float" office:value="6.7500000000000018" table:formula="of:=[.G92] *24" table:style-name="ce5">
            <text:p>6.7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25T00:00:00" table:style-name="ce2">
            <text:p>9/25/2024</text:p>
          </table:table-cell>
          <table:table-cell office:value-type="time" office:time-value="PT8H5M0S" table:style-name="ce3">
            <text:p>8:05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40M0S" table:style-name="ce3">
            <text:p>12:40 PM</text:p>
          </table:table-cell>
          <table:table-cell office:value-type="time" office:time-value="PT17H20M0S" table:style-name="ce3">
            <text:p>5:20 PM</text:p>
          </table:table-cell>
          <table:table-cell office:value-type="time" office:time-value="PT8H35M0S" table:formula="of:= ([.D93] - [.C93]) + ([.F93] - [.E93])" table:style-name="ce4">
            <text:p>8:35</text:p>
          </table:table-cell>
          <table:table-cell office:value-type="float" office:value="8.5833333333333339" table:formula="of:=[.G93] *24" table:style-name="ce5">
            <text:p>8.58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26T00:00:00" table:style-name="ce2">
            <text:p>9/26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40M0S" table:style-name="ce3">
            <text:p>12:40 PM</text:p>
          </table:table-cell>
          <table:table-cell office:value-type="time" office:time-value="PT17H50M0S" table:style-name="ce3">
            <text:p>5:50 PM</text:p>
          </table:table-cell>
          <table:table-cell office:value-type="time" office:time-value="PT8H10M0S" table:formula="of:= ([.D94] - [.C94]) + ([.F94] - [.E94])" table:style-name="ce4">
            <text:p>8:10</text:p>
          </table:table-cell>
          <table:table-cell office:value-type="float" office:value="8.1666666666666679" table:formula="of:=[.G94] *24" table:style-name="ce5">
            <text:p>8.17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27T00:00:00" table:style-name="ce2">
            <text:p>9/27/2024</text:p>
          </table:table-cell>
          <table:table-cell office:value-type="time" office:time-value="PT8H30M0S" table:style-name="ce3">
            <text:p>8:30 A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3H15M0S" table:style-name="ce3">
            <text:p>1:15 PM</text:p>
          </table:table-cell>
          <table:table-cell office:value-type="time" office:time-value="PT18H40M0S" table:style-name="ce3">
            <text:p>6:40 PM</text:p>
          </table:table-cell>
          <table:table-cell office:value-type="time" office:time-value="PT9H25M0S" table:formula="of:= ([.D95] - [.C95]) + ([.F95] - [.E95])" table:style-name="ce4">
            <text:p>9:25</text:p>
          </table:table-cell>
          <table:table-cell office:value-type="float" office:value="9.4166666666666714" table:formula="of:=[.G95] *24" table:style-name="ce5">
            <text:p>9.42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30T00:00:00" table:style-name="ce2">
            <text:p>9/30/2024</text:p>
          </table:table-cell>
          <table:table-cell office:value-type="time" office:time-value="PT8H50M0S" table:style-name="ce3">
            <text:p>8:50 AM</text:p>
          </table:table-cell>
          <table:table-cell office:value-type="time" office:time-value="PT12H10M0S" table:style-name="ce3">
            <text:p>12:10 PM</text:p>
          </table:table-cell>
          <table:table-cell office:value-type="time" office:time-value="PT12H40M0S" table:style-name="ce3">
            <text:p>12:40 PM</text:p>
          </table:table-cell>
          <table:table-cell office:value-type="time" office:time-value="PT17H20M0S" table:style-name="ce3">
            <text:p>5:20 PM</text:p>
          </table:table-cell>
          <table:table-cell office:value-type="time" office:time-value="PT8H0M0S" table:formula="of:= ([.D96] - [.C96]) + ([.F96] - [.E96])" table:style-name="ce4">
            <text:p>8:00</text:p>
          </table:table-cell>
          <table:table-cell office:value-type="float" office:value="8" table:formula="of:=[.G96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01T00:00:00" table:style-name="ce2">
            <text:p>10/1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1H55M0S" table:style-name="ce3">
            <text:p>11:55 AM</text:p>
          </table:table-cell>
          <table:table-cell office:value-type="time" office:time-value="PT12H35M0S" table:style-name="ce3">
            <text:p>12:35 PM</text:p>
          </table:table-cell>
          <table:table-cell office:value-type="time" office:time-value="PT17H15M0S" table:style-name="ce3">
            <text:p>5:15 PM</text:p>
          </table:table-cell>
          <table:table-cell office:value-type="time" office:time-value="PT7H35M0S" table:formula="of:= ([.D97] - [.C97]) + ([.F97] - [.E97])" table:style-name="ce4">
            <text:p>7:35</text:p>
          </table:table-cell>
          <table:table-cell office:value-type="float" office:value="7.5833333333333321" table:formula="of:=[.G97] *24" table:style-name="ce5">
            <text:p>7.58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02T00:00:00" table:style-name="ce2">
            <text:p>10/2/2024</text:p>
          </table:table-cell>
          <table:table-cell office:value-type="time" office:time-value="PT8H55M0S" table:style-name="ce3">
            <text:p>8:55 AM</text:p>
          </table:table-cell>
          <table:table-cell office:value-type="time" office:time-value="PT12H5M0S" table:style-name="ce3">
            <text:p>12:05 PM</text:p>
          </table:table-cell>
          <table:table-cell office:value-type="time" office:time-value="PT13H0M0S" table:style-name="ce3">
            <text:p>1:00 PM</text:p>
          </table:table-cell>
          <table:table-cell office:value-type="time" office:time-value="PT17H30M0S" table:style-name="ce3">
            <text:p>5:30 PM</text:p>
          </table:table-cell>
          <table:table-cell office:value-type="time" office:time-value="PT7H40M0S" table:formula="of:= ([.D98] - [.C98]) + ([.F98] - [.E98])" table:style-name="ce4">
            <text:p>7:40</text:p>
          </table:table-cell>
          <table:table-cell office:value-type="float" office:value="7.6666666666666696" table:formula="of:=[.G98] *24" table:style-name="ce5">
            <text:p>7.67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03T00:00:00" table:style-name="ce2">
            <text:p>10/3/2024</text:p>
          </table:table-cell>
          <table:table-cell office:value-type="time" office:time-value="PT8H40M0S" table:style-name="ce3">
            <text:p>8:40 AM</text:p>
          </table:table-cell>
          <table:table-cell office:value-type="time" office:time-value="PT12H15M0S" table:style-name="ce3">
            <text:p>12:15 PM</text:p>
          </table:table-cell>
          <table:table-cell office:value-type="time" office:time-value="PT12H45M0S" table:style-name="ce3">
            <text:p>12:45 PM</text:p>
          </table:table-cell>
          <table:table-cell office:value-type="time" office:time-value="PT16H30M0S" table:style-name="ce3">
            <text:p>4:30 PM</text:p>
          </table:table-cell>
          <table:table-cell office:value-type="time" office:time-value="PT7H20M0S" table:formula="of:= ([.D99] - [.C99]) + ([.F99] - [.E99])" table:style-name="ce4">
            <text:p>7:20</text:p>
          </table:table-cell>
          <table:table-cell office:value-type="float" office:value="7.3333333333333321" table:formula="of:=[.G99] *24" table:style-name="ce5">
            <text:p>7.33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04T00:00:00" table:style-name="ce2">
            <text:p>10/4/2024</text:p>
          </table:table-cell>
          <table:table-cell office:value-type="time" office:time-value="PT8H15M0S" table:style-name="ce3">
            <text:p>8:15 AM</text:p>
          </table:table-cell>
          <table:table-cell office:value-type="time" office:time-value="PT11H50M0S" table:style-name="ce3">
            <text:p>11:50 A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8H20M0S" table:style-name="ce3">
            <text:p>6:20 PM</text:p>
          </table:table-cell>
          <table:table-cell office:value-type="time" office:time-value="PT9H25M0S" table:formula="of:= ([.D100] - [.C100]) + ([.F100] - [.E100])" table:style-name="ce4">
            <text:p>9:25</text:p>
          </table:table-cell>
          <table:table-cell office:value-type="float" office:value="9.4166666666666643" table:formula="of:=[.G100] *24" table:style-name="ce5">
            <text:p>9.42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4-10-07T00:00:00" table:style-name="ce2">
            <text:p>10/7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40M0S" table:style-name="ce3">
            <text:p>12:40 PM</text:p>
          </table:table-cell>
          <table:table-cell office:value-type="time" office:time-value="PT17H5M0S" table:style-name="ce3">
            <text:p>5:05 PM</text:p>
          </table:table-cell>
          <table:table-cell office:value-type="time" office:time-value="PT7H25M0S" table:formula="of:= ([.D101] - [.C101]) + ([.F101] - [.E101])" table:style-name="ce4">
            <text:p>7:25</text:p>
          </table:table-cell>
          <table:table-cell office:value-type="float" office:value="7.416666666666667" table:formula="of:=[.G101] *24" table:style-name="ce5">
            <text:p>7.42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4-10-08T00:00:00" table:style-name="ce2">
            <text:p>10/8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2H15M0S" table:style-name="ce3">
            <text:p>12:15 P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7H35M0S" table:style-name="ce3">
            <text:p>5:35 PM</text:p>
          </table:table-cell>
          <table:table-cell office:value-type="time" office:time-value="PT8H20M0S" table:formula="of:= ([.D102] - [.C102]) + ([.F102] - [.E102])" table:style-name="ce4">
            <text:p>8:20</text:p>
          </table:table-cell>
          <table:table-cell office:value-type="float" office:value="8.3333333333333321" table:formula="of:=[.G102] *24" table:style-name="ce5">
            <text:p>8.33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4-10-09T00:00:00" table:style-name="ce2">
            <text:p>10/9/2024</text:p>
          </table:table-cell>
          <table:table-cell office:value-type="time" office:time-value="PT9H20M0S" table:style-name="ce3">
            <text:p>9:20 A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3H0M0S" table:style-name="ce3">
            <text:p>1:00 PM</text:p>
          </table:table-cell>
          <table:table-cell office:value-type="time" office:time-value="PT17H20M0S" table:style-name="ce3">
            <text:p>5:20 PM</text:p>
          </table:table-cell>
          <table:table-cell office:value-type="time" office:time-value="PT7H30M0S" table:formula="of:= ([.D103] - [.C103]) + ([.F103] - [.E103])" table:style-name="ce4">
            <text:p>7:30</text:p>
          </table:table-cell>
          <table:table-cell office:value-type="float" office:value="7.5000000000000018" table:formula="of:=[.G103] *24" table:style-name="ce5">
            <text:p>7.50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4-10-10T00:00:00" table:style-name="ce2">
            <text:p>10/10/2024</text:p>
          </table:table-cell>
          <table:table-cell office:value-type="time" office:time-value="PT8H0M0S" table:style-name="ce3">
            <text:p>8:00 AM</text:p>
          </table:table-cell>
          <table:table-cell office:value-type="time" office:time-value="PT11H50M0S" table:style-name="ce3">
            <text:p>11:50 A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6H5M0S" table:style-name="ce3">
            <text:p>4:05 PM</text:p>
          </table:table-cell>
          <table:table-cell office:value-type="time" office:time-value="PT7H25M0S" table:formula="of:= ([.D104] - [.C104]) + ([.F104] - [.E104])" table:style-name="ce4">
            <text:p>7:25</text:p>
          </table:table-cell>
          <table:table-cell office:value-type="float" office:value="7.4166666666666643" table:formula="of:=[.G104] *24" table:style-name="ce5">
            <text:p>7.42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4-10-11T00:00:00" table:style-name="ce2">
            <text:p>10/11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2H10M0S" table:style-name="ce3">
            <text:p>12:10 PM</text:p>
          </table:table-cell>
          <table:table-cell office:value-type="time" office:time-value="PT13H15M0S" table:style-name="ce3">
            <text:p>1:15 PM</text:p>
          </table:table-cell>
          <table:table-cell office:value-type="time" office:time-value="PT19H25M0S" table:style-name="ce3">
            <text:p>7:25 PM</text:p>
          </table:table-cell>
          <table:table-cell office:value-type="time" office:time-value="PT9H20M0S" table:formula="of:= ([.D105] - [.C105]) + ([.F105] - [.E105])" table:style-name="ce4">
            <text:p>9:20</text:p>
          </table:table-cell>
          <table:table-cell office:value-type="float" office:value="9.3333333333333357" table:formula="of:=[.G105] *24" table:style-name="ce5">
            <text:p>9.33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4-10-14T00:00:00" table:style-name="ce2">
            <text:p>10/14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2H55M0S" table:style-name="ce3">
            <text:p>12:55 PM</text:p>
          </table:table-cell>
          <table:table-cell office:value-type="time" office:time-value="PT13H40M0S" table:style-name="ce3">
            <text:p>1:40 PM</text:p>
          </table:table-cell>
          <table:table-cell office:value-type="time" office:time-value="PT17H45M0S" table:style-name="ce3">
            <text:p>5:45 PM</text:p>
          </table:table-cell>
          <table:table-cell office:value-type="time" office:time-value="PT8H0M0S" table:formula="of:= ([.D106] - [.C106]) + ([.F106] - [.E106])" table:style-name="ce4">
            <text:p>8:00</text:p>
          </table:table-cell>
          <table:table-cell office:value-type="float" office:value="8" table:formula="of:=[.G106] *24" table:style-name="ce5">
            <text:p>8.00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4-10-15T00:00:00" table:style-name="ce2">
            <text:p>10/15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1H50M0S" table:style-name="ce3">
            <text:p>11:50 AM</text:p>
          </table:table-cell>
          <table:table-cell office:value-type="time" office:time-value="PT13H15M0S" table:style-name="ce3">
            <text:p>1:15 PM</text:p>
          </table:table-cell>
          <table:table-cell office:value-type="time" office:time-value="PT17H35M0S" table:style-name="ce3">
            <text:p>5:35 PM</text:p>
          </table:table-cell>
          <table:table-cell office:value-type="time" office:time-value="PT7H10M0S" table:formula="of:= ([.D107] - [.C107]) + ([.F107] - [.E107])" table:style-name="ce4">
            <text:p>7:10</text:p>
          </table:table-cell>
          <table:table-cell office:value-type="float" office:value="7.1666666666666696" table:formula="of:=[.G107] *24" table:style-name="ce5">
            <text:p>7.17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4-10-16T00:00:00" table:style-name="ce2">
            <text:p>10/16/2024</text:p>
          </table:table-cell>
          <table:table-cell office:value-type="time" office:time-value="PT8H40M0S" table:style-name="ce3">
            <text:p>8:40 AM</text:p>
          </table:table-cell>
          <table:table-cell office:value-type="time" office:time-value="PT12H35M0S" table:style-name="ce3">
            <text:p>12:35 PM</text:p>
          </table:table-cell>
          <table:table-cell office:value-type="time" office:time-value="PT12H55M0S" table:style-name="ce3">
            <text:p>12:55 PM</text:p>
          </table:table-cell>
          <table:table-cell office:value-type="time" office:time-value="PT17H20M0S" table:style-name="ce3">
            <text:p>5:20 PM</text:p>
          </table:table-cell>
          <table:table-cell office:value-type="time" office:time-value="PT8H20M0S" table:formula="of:= ([.D108] - [.C108]) + ([.F108] - [.E108])" table:style-name="ce4">
            <text:p>8:20</text:p>
          </table:table-cell>
          <table:table-cell office:value-type="float" office:value="8.3333333333333339" table:formula="of:=[.G108] *24" table:style-name="ce5">
            <text:p>8.33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4-10-17T00:00:00" table:style-name="ce2">
            <text:p>10/17/2024</text:p>
          </table:table-cell>
          <table:table-cell office:value-type="time" office:time-value="PT8H55M0S" table:style-name="ce3">
            <text:p>8:55 AM</text:p>
          </table:table-cell>
          <table:table-cell office:value-type="time" office:time-value="PT11H45M0S" table:style-name="ce3">
            <text:p>11:45 AM</text:p>
          </table:table-cell>
          <table:table-cell office:value-type="time" office:time-value="PT12H15M0S" table:style-name="ce3">
            <text:p>12:15 PM</text:p>
          </table:table-cell>
          <table:table-cell office:value-type="time" office:time-value="PT16H0M0S" table:style-name="ce3">
            <text:p>4:00 PM</text:p>
          </table:table-cell>
          <table:table-cell office:value-type="time" office:time-value="PT6H35M0S" table:formula="of:= ([.D109] - [.C109]) + ([.F109] - [.E109])" table:style-name="ce4">
            <text:p>6:35</text:p>
          </table:table-cell>
          <table:table-cell office:value-type="float" office:value="6.5833333333333339" table:formula="of:=[.G109] *24" table:style-name="ce5">
            <text:p>6.58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4-10-18T00:00:00" table:style-name="ce2">
            <text:p>10/18/2024</text:p>
          </table:table-cell>
          <table:table-cell office:value-type="time" office:time-value="PT7H40M0S" table:style-name="ce3">
            <text:p>7:4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3H0M0S" table:style-name="ce3">
            <text:p>1:00 PM</text:p>
          </table:table-cell>
          <table:table-cell office:value-type="time" office:time-value="PT18H0M0S" table:style-name="ce3">
            <text:p>6:00 PM</text:p>
          </table:table-cell>
          <table:table-cell office:value-type="time" office:time-value="PT9H20M0S" table:formula="of:= ([.D110] - [.C110]) + ([.F110] - [.E110])" table:style-name="ce4">
            <text:p>9:20</text:p>
          </table:table-cell>
          <table:table-cell office:value-type="float" office:value="9.3333333333333339" table:formula="of:=[.G110] *24" table:style-name="ce5">
            <text:p>9.33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4-10-21T00:00:00" table:style-name="ce2">
            <text:p>10/21/2024</text:p>
          </table:table-cell>
          <table:table-cell office:value-type="time" office:time-value="PT13H15M0S" table:style-name="ce3">
            <text:p>1:15 PM</text:p>
          </table:table-cell>
          <table:table-cell office:value-type="time" office:time-value="PT17H50M0S" table:style-name="ce3">
            <text:p>5:50 PM</text:p>
          </table:table-cell>
          <table:table-cell office:value-type="time" office:time-value="PT0H0M0S" table:style-name="ce3">
            <text:p>12:00 AM</text:p>
          </table:table-cell>
          <table:table-cell office:value-type="time" office:time-value="PT0H0M0S" table:style-name="ce3">
            <text:p>12:00 AM</text:p>
          </table:table-cell>
          <table:table-cell office:value-type="time" office:time-value="PT4H35M0S" table:formula="of:= ([.D111] - [.C111]) + ([.F111] - [.E111])" table:style-name="ce4">
            <text:p>4:35</text:p>
          </table:table-cell>
          <table:table-cell office:value-type="float" office:value="4.5833333333333357" table:formula="of:=[.G111] *24" table:style-name="ce5">
            <text:p>4.58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4-10-22T00:00:00" table:style-name="ce2">
            <text:p>10/22/2024</text:p>
          </table:table-cell>
          <table:table-cell office:value-type="time" office:time-value="PT8H45M0S" table:style-name="ce3">
            <text:p>8:45 AM</text:p>
          </table:table-cell>
          <table:table-cell office:value-type="time" office:time-value="PT11H55M0S" table:style-name="ce3">
            <text:p>11:55 AM</text:p>
          </table:table-cell>
          <table:table-cell office:value-type="time" office:time-value="PT12H10M0S" table:style-name="ce3">
            <text:p>12:10 PM</text:p>
          </table:table-cell>
          <table:table-cell office:value-type="time" office:time-value="PT17H0M0S" table:style-name="ce3">
            <text:p>5:00 PM</text:p>
          </table:table-cell>
          <table:table-cell office:value-type="time" office:time-value="PT8H0M0S" table:formula="of:= ([.D112] - [.C112]) + ([.F112] - [.E112])" table:style-name="ce4">
            <text:p>8:00</text:p>
          </table:table-cell>
          <table:table-cell office:value-type="float" office:value="8" table:formula="of:=[.G112] *24" table:style-name="ce5">
            <text:p>8.00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4-10-24T00:00:00" table:style-name="ce2">
            <text:p>10/24/2024</text:p>
          </table:table-cell>
          <table:table-cell office:value-type="time" office:time-value="PT8H45M0S" table:style-name="ce3">
            <text:p>8:45 A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3H0M0S" table:style-name="ce3">
            <text:p>1:00 PM</text:p>
          </table:table-cell>
          <table:table-cell office:value-type="time" office:time-value="PT17H20M0S" table:style-name="ce3">
            <text:p>5:20 PM</text:p>
          </table:table-cell>
          <table:table-cell office:value-type="time" office:time-value="PT8H5M0S" table:formula="of:= ([.D113] - [.C113]) + ([.F113] - [.E113])" table:style-name="ce4">
            <text:p>8:05</text:p>
          </table:table-cell>
          <table:table-cell office:value-type="float" office:value="8.0833333333333357" table:formula="of:=[.G113] *24" table:style-name="ce5">
            <text:p>8.08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25T00:00:00" table:style-name="ce2">
            <text:p>10/25/2024</text:p>
          </table:table-cell>
          <table:table-cell office:value-type="time" office:time-value="PT9H5M0S" table:style-name="ce3">
            <text:p>9:05 AM</text:p>
          </table:table-cell>
          <table:table-cell office:value-type="time" office:time-value="PT13H30M0S" table:style-name="ce3">
            <text:p>1:30 PM</text:p>
          </table:table-cell>
          <table:table-cell office:value-type="time" office:time-value="PT13H45M0S" table:style-name="ce3">
            <text:p>1:45 PM</text:p>
          </table:table-cell>
          <table:table-cell office:value-type="time" office:time-value="PT17H45M0S" table:style-name="ce3">
            <text:p>5:45 PM</text:p>
          </table:table-cell>
          <table:table-cell office:value-type="time" office:time-value="PT8H25M0S" table:formula="of:= ([.D114] - [.C114]) + ([.F114] - [.E114])" table:style-name="ce4">
            <text:p>8:25</text:p>
          </table:table-cell>
          <table:table-cell office:value-type="float" office:value="8.4166666666666679" table:formula="of:=[.G114] *24" table:style-name="ce5">
            <text:p>8.42</text:p>
          </table:table-cell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09-16T00:00:00" table:style-name="ce2">
            <text:p>9/16/2024</text:p>
          </table:table-cell>
          <table:table-cell office:value-type="time" office:time-value="PT8H0M0S" table:style-name="ce3">
            <text:p>8:0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6H30M0S" table:style-name="ce3">
            <text:p>4:30 PM</text:p>
          </table:table-cell>
          <table:table-cell office:value-type="time" office:time-value="PT8H0M0S" table:formula="of:= ([.D115] - [.C115]) + ([.F115] - [.E115])" table:style-name="ce4">
            <text:p>8:00</text:p>
          </table:table-cell>
          <table:table-cell office:value-type="float" office:value="8" table:formula="of:=[.G115] *24" table:style-name="ce5">
            <text:p>8.00</text:p>
          </table:table-cell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09-17T00:00:00" table:style-name="ce2">
            <text:p>9/17/2024</text:p>
          </table:table-cell>
          <table:table-cell office:value-type="time" office:time-value="PT8H15M0S" table:style-name="ce3">
            <text:p>8:15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6H45M0S" table:style-name="ce3">
            <text:p>4:45 PM</text:p>
          </table:table-cell>
          <table:table-cell office:value-type="time" office:time-value="PT8H0M0S" table:formula="of:= ([.D116] - [.C116]) + ([.F116] - [.E116])" table:style-name="ce4">
            <text:p>8:00</text:p>
          </table:table-cell>
          <table:table-cell office:value-type="float" office:value="7.9999999999999982" table:formula="of:=[.G116] *24" table:style-name="ce5">
            <text:p>8.00</text:p>
          </table:table-cell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09-18T00:00:00" table:style-name="ce2">
            <text:p>9/18/2024</text:p>
          </table:table-cell>
          <table:table-cell office:value-type="time" office:time-value="PT8H15M0S" table:style-name="ce3">
            <text:p>8:15 AM</text:p>
          </table:table-cell>
          <table:table-cell office:value-type="time" office:time-value="PT19H0M0S" table:style-name="ce3">
            <text:p>7:00 PM</text:p>
          </table:table-cell>
          <table:table-cell office:value-type="time" office:time-value="PT0H0M0S" table:style-name="ce3">
            <text:p>12:00 AM</text:p>
          </table:table-cell>
          <table:table-cell office:value-type="time" office:time-value="PT0H0M0S" table:style-name="ce3">
            <text:p>12:00 AM</text:p>
          </table:table-cell>
          <table:table-cell office:value-type="time" office:time-value="PT10H45M0S" table:formula="of:= ([.D117] - [.C117]) + ([.F117] - [.E117])" table:style-name="ce4">
            <text:p>10:45</text:p>
          </table:table-cell>
          <table:table-cell office:value-type="float" office:value="10.75" table:formula="of:=[.G117] *24" table:style-name="ce5">
            <text:p>10.75</text:p>
          </table:table-cell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09-19T00:00:00" table:style-name="ce2">
            <text:p>9/19/2024</text:p>
          </table:table-cell>
          <table:table-cell office:value-type="time" office:time-value="PT8H45M0S" table:style-name="ce3">
            <text:p>8:45 A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3H0M0S" table:style-name="ce3">
            <text:p>1:00 PM</text:p>
          </table:table-cell>
          <table:table-cell office:value-type="time" office:time-value="PT17H20M0S" table:style-name="ce3">
            <text:p>5:20 PM</text:p>
          </table:table-cell>
          <table:table-cell office:value-type="time" office:time-value="PT8H5M0S" table:formula="of:= ([.D118] - [.C118]) + ([.F118] - [.E118])" table:style-name="ce4">
            <text:p>8:05</text:p>
          </table:table-cell>
          <table:table-cell office:value-type="float" office:value="8.0833333333333357" table:formula="of:=[.G118] *24" table:style-name="ce5">
            <text:p>8.08</text:p>
          </table:table-cell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09-20T00:00:00" table:style-name="ce2">
            <text:p>9/20/2024</text:p>
          </table:table-cell>
          <table:table-cell office:value-type="time" office:time-value="PT8H50M0S" table:style-name="ce3">
            <text:p>8:50 AM</text:p>
          </table:table-cell>
          <table:table-cell office:value-type="time" office:time-value="PT13H5M0S" table:style-name="ce3">
            <text:p>1:05 PM</text:p>
          </table:table-cell>
          <table:table-cell office:value-type="time" office:time-value="PT13H35M0S" table:style-name="ce3">
            <text:p>1:35 PM</text:p>
          </table:table-cell>
          <table:table-cell office:value-type="time" office:time-value="PT16H50M0S" table:style-name="ce3">
            <text:p>4:50 PM</text:p>
          </table:table-cell>
          <table:table-cell office:value-type="time" office:time-value="PT7H30M0S" table:formula="of:= ([.D119] - [.C119]) + ([.F119] - [.E119])" table:style-name="ce4">
            <text:p>7:30</text:p>
          </table:table-cell>
          <table:table-cell office:value-type="float" office:value="7.4999999999999982" table:formula="of:=[.G119] *24" table:style-name="ce5">
            <text:p>7.50</text:p>
          </table:table-cell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09-23T00:00:00" table:style-name="ce2">
            <text:p>9/23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2H20M0S" table:style-name="ce3">
            <text:p>12:20 PM</text:p>
          </table:table-cell>
          <table:table-cell office:value-type="time" office:time-value="PT13H20M0S" table:style-name="ce3">
            <text:p>1:20 PM</text:p>
          </table:table-cell>
          <table:table-cell office:value-type="time" office:time-value="PT18H0M0S" table:style-name="ce3">
            <text:p>6:00 PM</text:p>
          </table:table-cell>
          <table:table-cell office:value-type="time" office:time-value="PT8H0M0S" table:formula="of:= ([.D120] - [.C120]) + ([.F120] - [.E120])" table:style-name="ce4">
            <text:p>8:00</text:p>
          </table:table-cell>
          <table:table-cell office:value-type="float" office:value="8" table:formula="of:=[.G120] *24" table:style-name="ce5">
            <text:p>8.00</text:p>
          </table:table-cell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09-24T00:00:00" table:style-name="ce2">
            <text:p>9/24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3H0M0S" table:style-name="ce3">
            <text:p>1:00 PM</text:p>
          </table:table-cell>
          <table:table-cell office:value-type="time" office:time-value="PT18H10M0S" table:style-name="ce3">
            <text:p>6:10 PM</text:p>
          </table:table-cell>
          <table:table-cell office:value-type="time" office:time-value="PT8H10M0S" table:formula="of:= ([.D121] - [.C121]) + ([.F121] - [.E121])" table:style-name="ce4">
            <text:p>8:10</text:p>
          </table:table-cell>
          <table:table-cell office:value-type="float" office:value="8.1666666666666679" table:formula="of:=[.G121] *24" table:style-name="ce5">
            <text:p>8.17</text:p>
          </table:table-cell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09-25T00:00:00" table:style-name="ce2">
            <text:p>9/25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3H0M0S" table:style-name="ce3">
            <text:p>1:00 PM</text:p>
          </table:table-cell>
          <table:table-cell office:value-type="time" office:time-value="PT18H30M0S" table:style-name="ce3">
            <text:p>6:30 PM</text:p>
          </table:table-cell>
          <table:table-cell office:value-type="time" office:time-value="PT8H30M0S" table:formula="of:= ([.D122] - [.C122]) + ([.F122] - [.E122])" table:style-name="ce4">
            <text:p>8:30</text:p>
          </table:table-cell>
          <table:table-cell office:value-type="float" office:value="8.5000000000000018" table:formula="of:=[.G122] *24" table:style-name="ce5">
            <text:p>8.50</text:p>
          </table:table-cell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09-26T00:00:00" table:style-name="ce2">
            <text:p>9/26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3H30M0S" table:style-name="ce3">
            <text:p>1:30 PM</text:p>
          </table:table-cell>
          <table:table-cell office:value-type="time" office:time-value="PT18H30M0S" table:style-name="ce3">
            <text:p>6:30 PM</text:p>
          </table:table-cell>
          <table:table-cell office:value-type="time" office:time-value="PT8H30M0S" table:formula="of:= ([.D123] - [.C123]) + ([.F123] - [.E123])" table:style-name="ce4">
            <text:p>8:30</text:p>
          </table:table-cell>
          <table:table-cell office:value-type="float" office:value="8.5000000000000018" table:formula="of:=[.G123] *24" table:style-name="ce5">
            <text:p>8.50</text:p>
          </table:table-cell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09-27T00:00:00" table:style-name="ce2">
            <text:p>9/27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3H0M0S" table:style-name="ce3">
            <text:p>1:00 PM</text:p>
          </table:table-cell>
          <table:table-cell office:value-type="time" office:time-value="PT17H30M0S" table:style-name="ce3">
            <text:p>5:30 PM</text:p>
          </table:table-cell>
          <table:table-cell office:value-type="time" office:time-value="PT8H0M0S" table:formula="of:= ([.D124] - [.C124]) + ([.F124] - [.E124])" table:style-name="ce4">
            <text:p>8:00</text:p>
          </table:table-cell>
          <table:table-cell office:value-type="float" office:value="8.0000000000000036" table:formula="of:=[.G124] *24" table:style-name="ce5">
            <text:p>8.00</text:p>
          </table:table-cell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09-30T00:00:00" table:style-name="ce2">
            <text:p>9/30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3H0M0S" table:style-name="ce3">
            <text:p>1:00 PM</text:p>
          </table:table-cell>
          <table:table-cell office:value-type="time" office:time-value="PT18H30M0S" table:style-name="ce3">
            <text:p>6:30 PM</text:p>
          </table:table-cell>
          <table:table-cell office:value-type="time" office:time-value="PT9H0M0S" table:formula="of:= ([.D125] - [.C125]) + ([.F125] - [.E125])" table:style-name="ce4">
            <text:p>9:00</text:p>
          </table:table-cell>
          <table:table-cell office:value-type="float" office:value="9.0000000000000036" table:formula="of:=[.G125] *24" table:style-name="ce5">
            <text:p>9.00</text:p>
          </table:table-cell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10-01T00:00:00" table:style-name="ce2">
            <text:p>10/1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3H30M0S" table:style-name="ce3">
            <text:p>1:30 PM</text:p>
          </table:table-cell>
          <table:table-cell office:value-type="time" office:time-value="PT14H0M0S" table:style-name="ce3">
            <text:p>2:00 PM</text:p>
          </table:table-cell>
          <table:table-cell office:value-type="time" office:time-value="PT16H0M0S" table:style-name="ce3">
            <text:p>4:00 PM</text:p>
          </table:table-cell>
          <table:table-cell office:value-type="time" office:time-value="PT6H30M0S" table:formula="of:= ([.D126] - [.C126]) + ([.F126] - [.E126])" table:style-name="ce4">
            <text:p>6:30</text:p>
          </table:table-cell>
          <table:table-cell office:value-type="float" office:value="6.4999999999999982" table:formula="of:=[.G126] *24" table:style-name="ce5">
            <text:p>6.50</text:p>
          </table:table-cell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10-02T00:00:00" table:style-name="ce2">
            <text:p>10/2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3H30M0S" table:style-name="ce3">
            <text:p>1:30 PM</text:p>
          </table:table-cell>
          <table:table-cell office:value-type="time" office:time-value="PT14H0M0S" table:style-name="ce3">
            <text:p>2:00 PM</text:p>
          </table:table-cell>
          <table:table-cell office:value-type="time" office:time-value="PT18H0M0S" table:style-name="ce3">
            <text:p>6:00 PM</text:p>
          </table:table-cell>
          <table:table-cell office:value-type="time" office:time-value="PT8H30M0S" table:formula="of:= ([.D127] - [.C127]) + ([.F127] - [.E127])" table:style-name="ce4">
            <text:p>8:30</text:p>
          </table:table-cell>
          <table:table-cell office:value-type="float" office:value="8.5" table:formula="of:=[.G127] *24" table:style-name="ce5">
            <text:p>8.50</text:p>
          </table:table-cell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10-03T00:00:00" table:style-name="ce2">
            <text:p>10/3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3H15M0S" table:style-name="ce3">
            <text:p>1:15 PM</text:p>
          </table:table-cell>
          <table:table-cell office:value-type="time" office:time-value="PT13H45M0S" table:style-name="ce3">
            <text:p>1:45 PM</text:p>
          </table:table-cell>
          <table:table-cell office:value-type="time" office:time-value="PT18H5M0S" table:style-name="ce3">
            <text:p>6:05 PM</text:p>
          </table:table-cell>
          <table:table-cell office:value-type="time" office:time-value="PT8H35M0S" table:formula="of:= ([.D128] - [.C128]) + ([.F128] - [.E128])" table:style-name="ce4">
            <text:p>8:35</text:p>
          </table:table-cell>
          <table:table-cell office:value-type="float" office:value="8.5833333333333321" table:formula="of:=[.G128] *24" table:style-name="ce5">
            <text:p>8.58</text:p>
          </table:table-cell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10-04T00:00:00" table:style-name="ce2">
            <text:p>10/4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3H30M0S" table:style-name="ce3">
            <text:p>1:30 PM</text:p>
          </table:table-cell>
          <table:table-cell office:value-type="time" office:time-value="PT14H0M0S" table:style-name="ce3">
            <text:p>2:00 PM</text:p>
          </table:table-cell>
          <table:table-cell office:value-type="time" office:time-value="PT17H0M0S" table:style-name="ce3">
            <text:p>5:00 PM</text:p>
          </table:table-cell>
          <table:table-cell office:value-type="time" office:time-value="PT7H30M0S" table:formula="of:= ([.D129] - [.C129]) + ([.F129] - [.E129])" table:style-name="ce4">
            <text:p>7:30</text:p>
          </table:table-cell>
          <table:table-cell office:value-type="float" office:value="7.5" table:formula="of:=[.G129] *24" table:style-name="ce5">
            <text:p>7.50</text:p>
          </table:table-cell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10-07T00:00:00" table:style-name="ce2">
            <text:p>10/7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3H30M0S" table:style-name="ce3">
            <text:p>1:30 PM</text:p>
          </table:table-cell>
          <table:table-cell office:value-type="time" office:time-value="PT14H0M0S" table:style-name="ce3">
            <text:p>2:00 PM</text:p>
          </table:table-cell>
          <table:table-cell office:value-type="time" office:time-value="PT16H30M0S" table:style-name="ce3">
            <text:p>4:30 PM</text:p>
          </table:table-cell>
          <table:table-cell office:value-type="time" office:time-value="PT7H0M0S" table:formula="of:= ([.D130] - [.C130]) + ([.F130] - [.E130])" table:style-name="ce4">
            <text:p>7:00</text:p>
          </table:table-cell>
          <table:table-cell office:value-type="float" office:value="6.9999999999999991" table:formula="of:=[.G130] *24" table:style-name="ce5">
            <text:p>7.00</text:p>
          </table:table-cell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10-08T00:00:00" table:style-name="ce2">
            <text:p>10/8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3H30M0S" table:style-name="ce3">
            <text:p>1:30 PM</text:p>
          </table:table-cell>
          <table:table-cell office:value-type="time" office:time-value="PT14H0M0S" table:style-name="ce3">
            <text:p>2:00 PM</text:p>
          </table:table-cell>
          <table:table-cell office:value-type="time" office:time-value="PT17H30M0S" table:style-name="ce3">
            <text:p>5:30 PM</text:p>
          </table:table-cell>
          <table:table-cell office:value-type="time" office:time-value="PT8H0M0S" table:formula="of:= ([.D131] - [.C131]) + ([.F131] - [.E131])" table:style-name="ce4">
            <text:p>8:00</text:p>
          </table:table-cell>
          <table:table-cell office:value-type="float" office:value="8" table:formula="of:=[.G131] *24" table:style-name="ce5">
            <text:p>8.00</text:p>
          </table:table-cell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10-09T00:00:00" table:style-name="ce2">
            <text:p>10/9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3H0M0S" table:style-name="ce3">
            <text:p>1:00 PM</text:p>
          </table:table-cell>
          <table:table-cell office:value-type="time" office:time-value="PT13H30M0S" table:style-name="ce3">
            <text:p>1:30 PM</text:p>
          </table:table-cell>
          <table:table-cell office:value-type="time" office:time-value="PT17H30M0S" table:style-name="ce3">
            <text:p>5:30 PM</text:p>
          </table:table-cell>
          <table:table-cell office:value-type="time" office:time-value="PT8H0M0S" table:formula="of:= ([.D132] - [.C132]) + ([.F132] - [.E132])" table:style-name="ce4">
            <text:p>8:00</text:p>
          </table:table-cell>
          <table:table-cell office:value-type="float" office:value="8" table:formula="of:=[.G132] *24" table:style-name="ce5">
            <text:p>8.00</text:p>
          </table:table-cell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10-10T00:00:00" table:style-name="ce2">
            <text:p>10/10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3H30M0S" table:style-name="ce3">
            <text:p>1:30 PM</text:p>
          </table:table-cell>
          <table:table-cell office:value-type="time" office:time-value="PT14H0M0S" table:style-name="ce3">
            <text:p>2:00 PM</text:p>
          </table:table-cell>
          <table:table-cell office:value-type="time" office:time-value="PT18H30M0S" table:style-name="ce3">
            <text:p>6:30 PM</text:p>
          </table:table-cell>
          <table:table-cell office:value-type="time" office:time-value="PT9H0M0S" table:formula="of:= ([.D133] - [.C133]) + ([.F133] - [.E133])" table:style-name="ce4">
            <text:p>9:00</text:p>
          </table:table-cell>
          <table:table-cell office:value-type="float" office:value="9" table:formula="of:=[.G133] *24" table:style-name="ce5">
            <text:p>9.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4-10-11T00:00:00" table:style-name="ce2">
            <text:p>10/11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3H0M0S" table:style-name="ce3">
            <text:p>1:00 PM</text:p>
          </table:table-cell>
          <table:table-cell office:value-type="time" office:time-value="PT17H30M0S" table:style-name="ce3">
            <text:p>5:30 PM</text:p>
          </table:table-cell>
          <table:table-cell office:value-type="time" office:time-value="PT8H0M0S" table:formula="of:= ([.D134] - [.C134]) + ([.F134] - [.E134])" table:style-name="ce4">
            <text:p>8:00</text:p>
          </table:table-cell>
          <table:table-cell office:value-type="float" office:value="8.0000000000000036" table:formula="of:=[.G134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4-10-14T00:00:00" table:style-name="ce2">
            <text:p>10/14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8H0M0S" table:style-name="ce3">
            <text:p>6:00 PM</text:p>
          </table:table-cell>
          <table:table-cell office:value-type="time" office:time-value="PT8H30M0S" table:formula="of:= ([.D135] - [.C135]) + ([.F135] - [.E135])" table:style-name="ce4">
            <text:p>8:30</text:p>
          </table:table-cell>
          <table:table-cell office:value-type="float" office:value="8.5" table:formula="of:=[.G135] *24" table:style-name="ce5">
            <text:p>8.5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4-10-15T00:00:00" table:style-name="ce2">
            <text:p>10/15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3H30M0S" table:style-name="ce3">
            <text:p>1:30 PM</text:p>
          </table:table-cell>
          <table:table-cell office:value-type="time" office:time-value="PT18H0M0S" table:style-name="ce3">
            <text:p>6:00 PM</text:p>
          </table:table-cell>
          <table:table-cell office:value-type="time" office:time-value="PT8H0M0S" table:formula="of:= ([.D136] - [.C136]) + ([.F136] - [.E136])" table:style-name="ce4">
            <text:p>8:00</text:p>
          </table:table-cell>
          <table:table-cell office:value-type="float" office:value="8" table:formula="of:=[.G136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4-10-16T00:00:00" table:style-name="ce2">
            <text:p>10/16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3H0M0S" table:style-name="ce3">
            <text:p>1:00 PM</text:p>
          </table:table-cell>
          <table:table-cell office:value-type="time" office:time-value="PT16H30M0S" table:style-name="ce3">
            <text:p>4:30 PM</text:p>
          </table:table-cell>
          <table:table-cell office:value-type="time" office:time-value="PT7H0M0S" table:formula="of:= ([.D137] - [.C137]) + ([.F137] - [.E137])" table:style-name="ce4">
            <text:p>7:00</text:p>
          </table:table-cell>
          <table:table-cell office:value-type="float" office:value="7.0000000000000018" table:formula="of:=[.G137] *24" table:style-name="ce5">
            <text:p>7.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4-10-17T00:00:00" table:style-name="ce2">
            <text:p>10/17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3H30M0S" table:style-name="ce3">
            <text:p>1:30 PM</text:p>
          </table:table-cell>
          <table:table-cell office:value-type="time" office:time-value="PT14H30M0S" table:style-name="ce3">
            <text:p>2:30 PM</text:p>
          </table:table-cell>
          <table:table-cell office:value-type="time" office:time-value="PT19H0M0S" table:style-name="ce3">
            <text:p>7:00 PM</text:p>
          </table:table-cell>
          <table:table-cell office:value-type="time" office:time-value="PT9H0M0S" table:formula="of:= ([.D138] - [.C138]) + ([.F138] - [.E138])" table:style-name="ce4">
            <text:p>9:00</text:p>
          </table:table-cell>
          <table:table-cell office:value-type="float" office:value="8.9999999999999964" table:formula="of:=[.G138] *24" table:style-name="ce5">
            <text:p>9.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4-10-18T00:00:00" table:style-name="ce2">
            <text:p>10/18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8H0M0S" table:style-name="ce3">
            <text:p>6:00 PM</text:p>
          </table:table-cell>
          <table:table-cell office:value-type="time" office:time-value="PT8H30M0S" table:formula="of:= ([.D139] - [.C139]) + ([.F139] - [.E139])" table:style-name="ce4">
            <text:p>8:30</text:p>
          </table:table-cell>
          <table:table-cell office:value-type="float" office:value="8.5" table:formula="of:=[.G139] *24" table:style-name="ce5">
            <text:p>8.5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4-10-21T00:00:00" table:style-name="ce2">
            <text:p>10/21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7H0M0S" table:style-name="ce3">
            <text:p>5:00 PM</text:p>
          </table:table-cell>
          <table:table-cell office:value-type="time" office:time-value="PT7H30M0S" table:formula="of:= ([.D140] - [.C140]) + ([.F140] - [.E140])" table:style-name="ce4">
            <text:p>7:30</text:p>
          </table:table-cell>
          <table:table-cell office:value-type="float" office:value="7.5" table:formula="of:=[.G140] *24" table:style-name="ce5">
            <text:p>7.5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4-10-22T00:00:00" table:style-name="ce2">
            <text:p>10/22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3H0M0S" table:style-name="ce3">
            <text:p>1:00 PM</text:p>
          </table:table-cell>
          <table:table-cell office:value-type="time" office:time-value="PT13H30M0S" table:style-name="ce3">
            <text:p>1:30 PM</text:p>
          </table:table-cell>
          <table:table-cell office:value-type="time" office:time-value="PT16H0M0S" table:style-name="ce3">
            <text:p>4:00 PM</text:p>
          </table:table-cell>
          <table:table-cell office:value-type="time" office:time-value="PT6H30M0S" table:formula="of:= ([.D141] - [.C141]) + ([.F141] - [.E141])" table:style-name="ce4">
            <text:p>6:30</text:p>
          </table:table-cell>
          <table:table-cell office:value-type="float" office:value="6.4999999999999982" table:formula="of:=[.G141] *24" table:style-name="ce5">
            <text:p>6.5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4-10-23T00:00:00" table:style-name="ce2">
            <text:p>10/23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7H30M0S" table:style-name="ce3">
            <text:p>5:30 PM</text:p>
          </table:table-cell>
          <table:table-cell office:value-type="time" office:time-value="PT8H0M0S" table:formula="of:= ([.D142] - [.C142]) + ([.F142] - [.E142])" table:style-name="ce4">
            <text:p>8:00</text:p>
          </table:table-cell>
          <table:table-cell office:value-type="float" office:value="8" table:formula="of:=[.G142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4-10-24T00:00:00" table:style-name="ce2">
            <text:p>10/24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3H30M0S" table:style-name="ce3">
            <text:p>1:30 PM</text:p>
          </table:table-cell>
          <table:table-cell office:value-type="time" office:time-value="PT14H0M0S" table:style-name="ce3">
            <text:p>2:00 PM</text:p>
          </table:table-cell>
          <table:table-cell office:value-type="time" office:time-value="PT19H0M0S" table:style-name="ce3">
            <text:p>7:00 PM</text:p>
          </table:table-cell>
          <table:table-cell office:value-type="time" office:time-value="PT9H30M0S" table:formula="of:= ([.D143] - [.C143]) + ([.F143] - [.E143])" table:style-name="ce4">
            <text:p>9:30</text:p>
          </table:table-cell>
          <table:table-cell office:value-type="float" office:value="9.4999999999999982" table:formula="of:=[.G143] *24" table:style-name="ce5">
            <text:p>9.5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4-10-25T00:00:00" table:style-name="ce2">
            <text:p>10/25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3H0M0S" table:style-name="ce3">
            <text:p>1:00 PM</text:p>
          </table:table-cell>
          <table:table-cell office:value-type="time" office:time-value="PT16H30M0S" table:style-name="ce3">
            <text:p>4:30 PM</text:p>
          </table:table-cell>
          <table:table-cell office:value-type="time" office:time-value="PT7H0M0S" table:formula="of:= ([.D144] - [.C144]) + ([.F144] - [.E144])" table:style-name="ce4">
            <text:p>7:00</text:p>
          </table:table-cell>
          <table:table-cell office:value-type="float" office:value="7.0000000000000018" table:formula="of:=[.G144] *24" table:style-name="ce5">
            <text:p>7.00</text:p>
          </table:table-cell>
          <table:table-cell table:number-columns-repeated="16376"/>
        </table:table-row>
        <table:table-row table:number-rows-repeated="104843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time-style style:name="N36P0" number:language="en" number:country="US">
      <number:hours/>
      <number:text>:</number:text>
      <number:minutes number:style="long"/>
      <number:text> </number:text>
      <number:am-pm/>
    </number:time-style>
    <number:text-style style:name="N36">
      <number:text-content/>
      <style:map style:condition="value()&gt;=0" style:apply-style-name="N36P0"/>
    </number:text-style>
    <number:time-style style:name="N37">
      <number:hours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Matthieu Martin</meta:initial-creator>
    <dc:creator>Matthieu Martin</dc:creator>
    <meta:creation-date>2024-10-15T10:44:45Z</meta:creation-date>
    <dc:date>2024-10-28T09:16:15Z</dc:date>
  </office:meta>
</office:document-meta>
</file>